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7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48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95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96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66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67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68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69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70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71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72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73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196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01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02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03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04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05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06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07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08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09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10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11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12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13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14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15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16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17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18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19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20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21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22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23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24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25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26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27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28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29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30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31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32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33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34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35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36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37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38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39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40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41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42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43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44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45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46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47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48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49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50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51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52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53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54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55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56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57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58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59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60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61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62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63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64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65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66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67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68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69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70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71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72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73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74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75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76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77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78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79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80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81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82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83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84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85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86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87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88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89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90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91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92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93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94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95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96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97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298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99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00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01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02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03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04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05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06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307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08" style:family="paragraph" style:parent-style-name="Standard">
      <style:text-properties officeooo:paragraph-rsid="000cf0bc"/>
    </style:style>
    <style:style style:name="P309" style:family="paragraph" style:parent-style-name="Standard">
      <style:text-properties officeooo:rsid="00144438" officeooo:paragraph-rsid="00144438"/>
    </style:style>
    <style:style style:name="P310" style:family="paragraph" style:parent-style-name="Standard">
      <style:text-properties officeooo:rsid="00144438" officeooo:paragraph-rsid="0019ee0d"/>
    </style:style>
    <style:style style:name="P311" style:family="paragraph" style:parent-style-name="Standard">
      <style:text-properties officeooo:rsid="00144438" officeooo:paragraph-rsid="001be3ec"/>
    </style:style>
    <style:style style:name="P312" style:family="paragraph" style:parent-style-name="Standard">
      <style:text-properties officeooo:rsid="00144438" officeooo:paragraph-rsid="001f652f"/>
    </style:style>
    <style:style style:name="P313" style:family="paragraph" style:parent-style-name="Standard">
      <style:text-properties officeooo:rsid="00144438" officeooo:paragraph-rsid="0020f4d2"/>
    </style:style>
    <style:style style:name="P314" style:family="paragraph" style:parent-style-name="Standard">
      <style:text-properties officeooo:rsid="00144438" officeooo:paragraph-rsid="00210640"/>
    </style:style>
    <style:style style:name="P315" style:family="paragraph" style:parent-style-name="Standard">
      <style:text-properties officeooo:rsid="00144438" officeooo:paragraph-rsid="0025578c"/>
    </style:style>
    <style:style style:name="P316" style:family="paragraph" style:parent-style-name="Standard">
      <style:text-properties officeooo:rsid="00144438" officeooo:paragraph-rsid="0028bd5e"/>
    </style:style>
    <style:style style:name="P317" style:family="paragraph" style:parent-style-name="Standard">
      <style:text-properties officeooo:rsid="00144438" officeooo:paragraph-rsid="002a5c8c"/>
    </style:style>
    <style:style style:name="P318" style:family="paragraph" style:parent-style-name="Standard">
      <style:text-properties officeooo:rsid="00144438" officeooo:paragraph-rsid="002d6d99"/>
    </style:style>
    <style:style style:name="P319" style:family="paragraph" style:parent-style-name="Standard">
      <style:text-properties officeooo:rsid="00144438" officeooo:paragraph-rsid="002fc551"/>
    </style:style>
    <style:style style:name="P320" style:family="paragraph" style:parent-style-name="Standard">
      <style:text-properties officeooo:rsid="00144438" officeooo:paragraph-rsid="0031b2bf"/>
    </style:style>
    <style:style style:name="P321" style:family="paragraph" style:parent-style-name="Standard">
      <style:text-properties officeooo:rsid="00144438" officeooo:paragraph-rsid="0031fb80"/>
    </style:style>
    <style:style style:name="P322" style:family="paragraph" style:parent-style-name="Standard">
      <style:text-properties officeooo:rsid="00144438" officeooo:paragraph-rsid="0036ae72"/>
    </style:style>
    <style:style style:name="P323" style:family="paragraph" style:parent-style-name="Standard">
      <style:text-properties officeooo:rsid="00144438" officeooo:paragraph-rsid="0038c64c"/>
    </style:style>
    <style:style style:name="P324" style:family="paragraph" style:parent-style-name="Standard">
      <style:text-properties officeooo:rsid="00144438" officeooo:paragraph-rsid="003ad31e"/>
    </style:style>
    <style:style style:name="P325" style:family="paragraph" style:parent-style-name="Standard">
      <style:text-properties officeooo:rsid="00144438" officeooo:paragraph-rsid="003d4114"/>
    </style:style>
    <style:style style:name="P326" style:family="paragraph" style:parent-style-name="Standard">
      <style:text-properties officeooo:rsid="00144438" officeooo:paragraph-rsid="003f4537"/>
    </style:style>
    <style:style style:name="P327" style:family="paragraph" style:parent-style-name="Standard">
      <style:text-properties officeooo:rsid="00144438" officeooo:paragraph-rsid="0040f6c5"/>
    </style:style>
    <style:style style:name="P328" style:family="paragraph" style:parent-style-name="Standard">
      <style:text-properties officeooo:rsid="00144438" officeooo:paragraph-rsid="00410bdb"/>
    </style:style>
    <style:style style:name="P329" style:family="paragraph" style:parent-style-name="Standard">
      <style:text-properties officeooo:rsid="00144438" officeooo:paragraph-rsid="00421853"/>
    </style:style>
    <style:style style:name="P330" style:family="paragraph" style:parent-style-name="Standard">
      <style:text-properties officeooo:rsid="00144438" officeooo:paragraph-rsid="0043ddeb"/>
    </style:style>
    <style:style style:name="P331" style:family="paragraph" style:parent-style-name="Standard">
      <style:text-properties officeooo:rsid="00144438" officeooo:paragraph-rsid="004715c9"/>
    </style:style>
    <style:style style:name="P332" style:family="paragraph" style:parent-style-name="Standard">
      <style:text-properties officeooo:rsid="00144438" officeooo:paragraph-rsid="0047809a"/>
    </style:style>
    <style:style style:name="P333" style:family="paragraph" style:parent-style-name="Standard">
      <style:text-properties officeooo:rsid="00144438" officeooo:paragraph-rsid="004cdb56"/>
    </style:style>
    <style:style style:name="P334" style:family="paragraph" style:parent-style-name="Standard">
      <style:text-properties officeooo:rsid="00144438" officeooo:paragraph-rsid="004f88f9"/>
    </style:style>
    <style:style style:name="P335" style:family="paragraph" style:parent-style-name="Standard">
      <style:text-properties officeooo:rsid="00144438" officeooo:paragraph-rsid="00508d17"/>
    </style:style>
    <style:style style:name="P336" style:family="paragraph" style:parent-style-name="Standard">
      <style:text-properties officeooo:rsid="00144438" officeooo:paragraph-rsid="00532fb5"/>
    </style:style>
    <style:style style:name="P337" style:family="paragraph" style:parent-style-name="Standard">
      <style:text-properties officeooo:rsid="00144438" officeooo:paragraph-rsid="005538c6"/>
    </style:style>
    <style:style style:name="P338" style:family="paragraph" style:parent-style-name="Standard">
      <style:text-properties officeooo:rsid="00144438" officeooo:paragraph-rsid="006e00d3"/>
    </style:style>
    <style:style style:name="P339" style:family="paragraph" style:parent-style-name="Standard">
      <style:text-properties officeooo:rsid="00144438" officeooo:paragraph-rsid="0070927e"/>
    </style:style>
    <style:style style:name="P340" style:family="paragraph" style:parent-style-name="Standard">
      <style:text-properties officeooo:rsid="00144438" officeooo:paragraph-rsid="0072c664"/>
    </style:style>
    <style:style style:name="P341" style:family="paragraph" style:parent-style-name="Standard">
      <style:text-properties officeooo:paragraph-rsid="0014f2ea"/>
    </style:style>
    <style:style style:name="P342" style:family="paragraph" style:parent-style-name="Standard">
      <style:text-properties officeooo:paragraph-rsid="0017f99f"/>
    </style:style>
    <style:style style:name="P343" style:family="paragraph" style:parent-style-name="Standard">
      <style:text-properties officeooo:paragraph-rsid="0019ee0d"/>
    </style:style>
    <style:style style:name="P344" style:family="paragraph" style:parent-style-name="Standard">
      <style:text-properties officeooo:paragraph-rsid="001be3ec"/>
    </style:style>
    <style:style style:name="P345" style:family="paragraph" style:parent-style-name="Standard">
      <style:text-properties officeooo:paragraph-rsid="001f652f"/>
    </style:style>
    <style:style style:name="P346" style:family="paragraph" style:parent-style-name="Standard">
      <style:text-properties officeooo:paragraph-rsid="0020f4d2"/>
    </style:style>
    <style:style style:name="P347" style:family="paragraph" style:parent-style-name="Standard">
      <style:text-properties officeooo:paragraph-rsid="00210640"/>
    </style:style>
    <style:style style:name="P348" style:family="paragraph" style:parent-style-name="Standard">
      <style:text-properties officeooo:paragraph-rsid="0025578c"/>
    </style:style>
    <style:style style:name="P349" style:family="paragraph" style:parent-style-name="Standard">
      <style:text-properties officeooo:paragraph-rsid="0028bd5e"/>
    </style:style>
    <style:style style:name="P350" style:family="paragraph" style:parent-style-name="Standard">
      <style:text-properties officeooo:paragraph-rsid="002a5c8c"/>
    </style:style>
    <style:style style:name="P351" style:family="paragraph" style:parent-style-name="Standard">
      <style:text-properties officeooo:paragraph-rsid="002d6d99"/>
    </style:style>
    <style:style style:name="P352" style:family="paragraph" style:parent-style-name="Standard">
      <style:text-properties officeooo:rsid="002f6984" officeooo:paragraph-rsid="002f6984"/>
    </style:style>
    <style:style style:name="P353" style:family="paragraph" style:parent-style-name="Standard">
      <style:text-properties officeooo:paragraph-rsid="002fc551"/>
    </style:style>
    <style:style style:name="P354" style:family="paragraph" style:parent-style-name="Standard">
      <style:text-properties officeooo:paragraph-rsid="0031b2bf"/>
    </style:style>
    <style:style style:name="P355" style:family="paragraph" style:parent-style-name="Standard">
      <style:text-properties officeooo:paragraph-rsid="0031fb80"/>
    </style:style>
    <style:style style:name="P356" style:family="paragraph" style:parent-style-name="Standard">
      <style:text-properties officeooo:paragraph-rsid="0036ae72"/>
    </style:style>
    <style:style style:name="P357" style:family="paragraph" style:parent-style-name="Standard">
      <style:text-properties officeooo:paragraph-rsid="0038c64c"/>
    </style:style>
    <style:style style:name="P358" style:family="paragraph" style:parent-style-name="Standard">
      <style:text-properties officeooo:paragraph-rsid="003ad31e"/>
    </style:style>
    <style:style style:name="P359" style:family="paragraph" style:parent-style-name="Standard">
      <style:text-properties officeooo:paragraph-rsid="003d4114"/>
    </style:style>
    <style:style style:name="P360" style:family="paragraph" style:parent-style-name="Standard">
      <style:text-properties officeooo:paragraph-rsid="003f4537"/>
    </style:style>
    <style:style style:name="P361" style:family="paragraph" style:parent-style-name="Standard">
      <style:text-properties officeooo:paragraph-rsid="0040f6c5"/>
    </style:style>
    <style:style style:name="P362" style:family="paragraph" style:parent-style-name="Standard">
      <style:text-properties officeooo:paragraph-rsid="00410bdb"/>
    </style:style>
    <style:style style:name="P363" style:family="paragraph" style:parent-style-name="Standard">
      <style:text-properties officeooo:paragraph-rsid="00421853"/>
    </style:style>
    <style:style style:name="P364" style:family="paragraph" style:parent-style-name="Standard">
      <style:text-properties officeooo:paragraph-rsid="0043ddeb"/>
    </style:style>
    <style:style style:name="P365" style:family="paragraph" style:parent-style-name="Standard">
      <style:text-properties officeooo:paragraph-rsid="004715c9"/>
    </style:style>
    <style:style style:name="P366" style:family="paragraph" style:parent-style-name="Standard">
      <style:text-properties officeooo:paragraph-rsid="0047809a"/>
    </style:style>
    <style:style style:name="P367" style:family="paragraph" style:parent-style-name="Standard">
      <style:text-properties officeooo:paragraph-rsid="004cdb56"/>
    </style:style>
    <style:style style:name="P368" style:family="paragraph" style:parent-style-name="Standard">
      <style:text-properties officeooo:paragraph-rsid="004f88f9"/>
    </style:style>
    <style:style style:name="P369" style:family="paragraph" style:parent-style-name="Standard">
      <style:text-properties officeooo:paragraph-rsid="00508d17"/>
    </style:style>
    <style:style style:name="P370" style:family="paragraph" style:parent-style-name="Standard">
      <style:text-properties officeooo:rsid="00508d17" officeooo:paragraph-rsid="00508d17"/>
    </style:style>
    <style:style style:name="P371" style:family="paragraph" style:parent-style-name="Standard">
      <style:text-properties officeooo:rsid="00508d17" officeooo:paragraph-rsid="00532fb5"/>
    </style:style>
    <style:style style:name="P372" style:family="paragraph" style:parent-style-name="Standard">
      <style:text-properties officeooo:rsid="00508d17" officeooo:paragraph-rsid="005538c6"/>
    </style:style>
    <style:style style:name="P373" style:family="paragraph" style:parent-style-name="Standard">
      <style:text-properties officeooo:rsid="00508d17" officeooo:paragraph-rsid="006e00d3"/>
    </style:style>
    <style:style style:name="P374" style:family="paragraph" style:parent-style-name="Standard">
      <style:text-properties officeooo:paragraph-rsid="00532fb5"/>
    </style:style>
    <style:style style:name="P375" style:family="paragraph" style:parent-style-name="Standard">
      <style:text-properties officeooo:paragraph-rsid="005538c6"/>
    </style:style>
    <style:style style:name="P376" style:family="paragraph" style:parent-style-name="Standard">
      <style:text-properties officeooo:rsid="005c50c8" officeooo:paragraph-rsid="005c50c8"/>
    </style:style>
    <style:style style:name="P377" style:family="paragraph" style:parent-style-name="Standard">
      <style:text-properties officeooo:rsid="005c50c8" officeooo:paragraph-rsid="00605fca"/>
    </style:style>
    <style:style style:name="P378" style:family="paragraph" style:parent-style-name="Standard">
      <style:text-properties officeooo:paragraph-rsid="005d35be"/>
    </style:style>
    <style:style style:name="P3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3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38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3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38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384" style:family="paragraph" style:parent-style-name="Standard">
      <style:text-properties officeooo:paragraph-rsid="006e00d3"/>
    </style:style>
    <style:style style:name="P385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387" style:family="paragraph" style:parent-style-name="Standard">
      <style:text-properties officeooo:paragraph-rsid="0070927e"/>
    </style:style>
    <style:style style:name="P388" style:family="paragraph" style:parent-style-name="Standard">
      <style:text-properties officeooo:rsid="0070927e" officeooo:paragraph-rsid="0070927e"/>
    </style:style>
    <style:style style:name="P389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390" style:family="paragraph" style:parent-style-name="Standard">
      <style:text-properties officeooo:paragraph-rsid="0070e7af"/>
    </style:style>
    <style:style style:name="P391" style:family="paragraph" style:parent-style-name="Standard">
      <style:text-properties officeooo:rsid="0070e7af" officeooo:paragraph-rsid="0070e7af"/>
    </style:style>
    <style:style style:name="P392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393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394" style:family="paragraph" style:parent-style-name="Standard">
      <style:text-properties officeooo:paragraph-rsid="0072c664"/>
    </style:style>
    <style:style style:name="P395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396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397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398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99" style:family="paragraph" style:parent-style-name="Heading_20_1">
      <style:paragraph-properties fo:text-align="center" style:justify-single-word="false"/>
      <style:text-properties officeooo:paragraph-rsid="00058bb0"/>
    </style:style>
    <style:style style:name="P400" style:family="paragraph" style:parent-style-name="Heading_20_1">
      <style:paragraph-properties fo:text-align="center" style:justify-single-word="false"/>
    </style:style>
    <style:style style:name="P401" style:family="paragraph" style:parent-style-name="Heading_20_1">
      <style:paragraph-properties fo:text-align="center" style:justify-single-word="false"/>
      <style:text-properties officeooo:paragraph-rsid="0019ee0d"/>
    </style:style>
    <style:style style:name="P402" style:family="paragraph" style:parent-style-name="Heading_20_1">
      <style:paragraph-properties fo:text-align="center" style:justify-single-word="false"/>
      <style:text-properties officeooo:paragraph-rsid="001be3ec"/>
    </style:style>
    <style:style style:name="P403" style:family="paragraph" style:parent-style-name="Heading_20_1">
      <style:paragraph-properties fo:text-align="center" style:justify-single-word="false"/>
      <style:text-properties officeooo:paragraph-rsid="001f652f"/>
    </style:style>
    <style:style style:name="P404" style:family="paragraph" style:parent-style-name="Heading_20_1">
      <style:paragraph-properties fo:text-align="center" style:justify-single-word="false"/>
      <style:text-properties officeooo:paragraph-rsid="0070e7af"/>
    </style:style>
    <style:style style:name="P405" style:family="paragraph" style:parent-style-name="Heading_20_1">
      <style:paragraph-properties fo:text-align="center" style:justify-single-word="false" fo:break-before="page"/>
      <style:text-properties officeooo:paragraph-rsid="0075faab"/>
    </style:style>
    <style:style style:name="P406" style:family="paragraph" style:parent-style-name="Heading_20_1" style:list-style-name="">
      <style:paragraph-properties fo:text-align="center" style:justify-single-word="false"/>
      <style:text-properties officeooo:paragraph-rsid="0075faab"/>
    </style:style>
    <style:style style:name="P407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0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7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38" style:family="paragraph" style:parent-style-name="Standard" style:list-style-name="L1">
      <style:text-properties officeooo:rsid="002f6984" officeooo:paragraph-rsid="002f6984"/>
    </style:style>
    <style:style style:name="P439" style:family="paragraph" style:parent-style-name="Standard">
      <style:text-properties officeooo:rsid="005c50c8" officeooo:paragraph-rsid="0075faab"/>
    </style:style>
    <style:style style:name="P440" style:family="paragraph" style:parent-style-name="Standard">
      <style:text-properties officeooo:paragraph-rsid="0075faab"/>
    </style:style>
    <style:style style:name="P441" style:family="paragraph" style:parent-style-name="Standard">
      <style:text-properties officeooo:paragraph-rsid="0070e7af"/>
    </style:style>
    <style:style style:name="P442" style:family="paragraph" style:parent-style-name="Table_20_Contents">
      <style:paragraph-properties fo:text-align="center" style:justify-single-word="false"/>
      <style:text-properties fo:font-weight="bold" officeooo:rsid="000763f3" officeooo:paragraph-rsid="0075faab" style:font-weight-asian="bold" style:font-weight-complex="bold"/>
    </style:style>
    <style:style style:name="P443" style:family="paragraph" style:parent-style-name="Table_20_Contents">
      <style:paragraph-properties fo:text-align="center" style:justify-single-word="false"/>
      <style:text-properties officeooo:rsid="000919d3" officeooo:paragraph-rsid="0075faab"/>
    </style:style>
    <style:style style:name="P444" style:family="paragraph" style:parent-style-name="Table_20_Contents">
      <style:paragraph-properties fo:text-align="center" style:justify-single-word="false"/>
      <style:text-properties officeooo:rsid="000cf0bc" officeooo:paragraph-rsid="0075faab"/>
    </style:style>
    <style:style style:name="P445" style:family="paragraph" style:parent-style-name="Table_20_Contents">
      <style:paragraph-properties fo:text-align="center" style:justify-single-word="false"/>
      <style:text-properties officeooo:rsid="005d35be" officeooo:paragraph-rsid="0075faab"/>
    </style:style>
    <style:style style:name="P446" style:family="paragraph" style:parent-style-name="Table_20_Contents">
      <style:paragraph-properties fo:text-align="center" style:justify-single-word="false"/>
      <style:text-properties officeooo:rsid="001298d7" officeooo:paragraph-rsid="0075faab"/>
    </style:style>
    <style:style style:name="P447" style:family="paragraph" style:parent-style-name="Table_20_Contents">
      <style:paragraph-properties fo:text-align="center" style:justify-single-word="false"/>
      <style:text-properties officeooo:rsid="0075faab" officeooo:paragraph-rsid="0075fa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5faa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398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7703932059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770393229792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770393272656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399" text:outline-level="1">Payload type</text:h>
      <text:p text:style-name="P57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70393209152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770393291744">
          <table:table-cell table:style-name="Table2.A2" office:value-type="string">
            <text:p text:style-name="P56">Command to fox</text:p>
          </table:table-cell>
          <table:table-cell table:style-name="Table2.A2" office:value-type="string">
            <text:p text:style-name="P56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56">0x00</text:p>
          </table:table-cell>
        </table:table-row>
        <table:table-row table:style-name="TableLine94770393293936">
          <table:table-cell table:style-name="Table2.A2" office:value-type="string">
            <text:p text:style-name="P56">Response to command</text:p>
          </table:table-cell>
          <table:table-cell table:style-name="Table2.A2" office:value-type="string">
            <text:p text:style-name="P56">Response to the command from smartphone. Can be sent only by the fox and only as a response to command.</text:p>
          </table:table-cell>
          <table:table-cell table:style-name="Table2.C2" office:value-type="string">
            <text:p text:style-name="P56">0x01</text:p>
          </table:table-cell>
        </table:table-row>
        <table:table-row table:style-name="TableLine94770393294752">
          <table:table-cell table:style-name="Table2.A2" office:value-type="string">
            <text:p text:style-name="P56">Event from fox</text:p>
          </table:table-cell>
          <table:table-cell table:style-name="Table2.A2" office:value-type="string">
            <text:p text:style-name="P56">Issued by fox when something is happened. Always issued without <text:s/><text:soft-page-break/>previous command.</text:p>
          </table:table-cell>
          <table:table-cell table:style-name="Table2.C2" office:value-type="string">
            <text:p text:style-name="P56">0x02</text:p>
          </table:table-cell>
        </table:table-row>
      </table:table>
      <text:p text:style-name="P57"/>
      <text:h text:style-name="P407" text:outline-level="1">Sleepmodes</text:h>
      <text:p text:style-name="P386">All commands with correct CRC reset sleepmodes timer, causing fox to remain active with display turned on. To avoid sleeping it is recommended to use “No operation” command.</text:p>
      <text:h text:style-name="P400" text:outline-level="1">Set date and time</text:h>
      <text:p text:style-name="P381">Issue this command to set <text:span text:style-name="T4">fox</text:span> date and time.</text:p>
      <text:p text:style-name="P49">This command will fail if fox is armed!</text:p>
      <text:p text:style-name="P379">Payload format:</text:p>
      <table:table table:name="Table3" table:style-name="Table3">
        <table:table-column table:style-name="Table3.A" table:number-columns-repeated="3"/>
        <table:table-row table:style-name="TableLine94770393279408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770393332080">
          <table:table-cell table:style-name="Table3.A2" office:value-type="string">
            <text:p text:style-name="P58">0</text:p>
          </table:table-cell>
          <table:table-cell table:style-name="Table3.A2" office:value-type="string">
            <text:p text:style-name="P58">0x00</text:p>
          </table:table-cell>
          <table:table-cell table:style-name="Table3.C2" office:value-type="string">
            <text:p text:style-name="P58">Command to fox</text:p>
          </table:table-cell>
        </table:table-row>
        <table:table-row table:style-name="TableLine94770393333840">
          <table:table-cell table:style-name="Table3.A2" office:value-type="string">
            <text:p text:style-name="P58">1</text:p>
          </table:table-cell>
          <table:table-cell table:style-name="Table3.A2" office:value-type="string">
            <text:p text:style-name="P58">0x00</text:p>
          </table:table-cell>
          <table:table-cell table:style-name="Table3.C2" office:value-type="string">
            <text:p text:style-name="P58">Set date and time</text:p>
          </table:table-cell>
        </table:table-row>
        <table:table-row table:style-name="TableLine94770393334656">
          <table:table-cell table:style-name="Table3.A2" office:value-type="string">
            <text:p text:style-name="P95">2</text:p>
          </table:table-cell>
          <table:table-cell table:style-name="Table3.A2" office:value-type="string">
            <text:p text:style-name="P95">0-99</text:p>
          </table:table-cell>
          <table:table-cell table:style-name="Table3.C2" office:value-type="string">
            <text:p text:style-name="P95">Year of XXI century</text:p>
          </table:table-cell>
        </table:table-row>
        <table:table-row table:style-name="TableLine94770393335600">
          <table:table-cell table:style-name="Table3.A2" office:value-type="string">
            <text:p text:style-name="P95">3</text:p>
          </table:table-cell>
          <table:table-cell table:style-name="Table3.A2" office:value-type="string">
            <text:p text:style-name="P95">1-12</text:p>
          </table:table-cell>
          <table:table-cell table:style-name="Table3.C2" office:value-type="string">
            <text:p text:style-name="P95">Month (1 is January)</text:p>
          </table:table-cell>
        </table:table-row>
        <table:table-row table:style-name="TableLine94770393336656">
          <table:table-cell table:style-name="Table3.A2" office:value-type="string">
            <text:p text:style-name="P95">4</text:p>
          </table:table-cell>
          <table:table-cell table:style-name="Table3.A2" office:value-type="string">
            <text:p text:style-name="P95">1-31</text:p>
          </table:table-cell>
          <table:table-cell table:style-name="Table3.C2" office:value-type="string">
            <text:p text:style-name="P95">Day of month</text:p>
          </table:table-cell>
        </table:table-row>
        <table:table-row table:style-name="TableLine94770393337856">
          <table:table-cell table:style-name="Table3.A2" office:value-type="string">
            <text:p text:style-name="P95">5</text:p>
          </table:table-cell>
          <table:table-cell table:style-name="Table3.A2" office:value-type="string">
            <text:p text:style-name="P95">1-7</text:p>
          </table:table-cell>
          <table:table-cell table:style-name="Table3.C2" office:value-type="string">
            <text:p text:style-name="P95">Day of week (1 is Monday)</text:p>
          </table:table-cell>
        </table:table-row>
        <table:table-row table:style-name="TableLine94770393338832">
          <table:table-cell table:style-name="Table3.A2" office:value-type="string">
            <text:p text:style-name="P96">6</text:p>
          </table:table-cell>
          <table:table-cell table:style-name="Table3.A2" office:value-type="string">
            <text:p text:style-name="P96">0-23</text:p>
          </table:table-cell>
          <table:table-cell table:style-name="Table3.C2" office:value-type="string">
            <text:p text:style-name="P96">Hour</text:p>
          </table:table-cell>
        </table:table-row>
        <table:table-row table:style-name="TableLine94770393339808">
          <table:table-cell table:style-name="Table3.A2" office:value-type="string">
            <text:p text:style-name="P96">7</text:p>
          </table:table-cell>
          <table:table-cell table:style-name="Table3.A2" office:value-type="string">
            <text:p text:style-name="P96">0-59</text:p>
          </table:table-cell>
          <table:table-cell table:style-name="Table3.C2" office:value-type="string">
            <text:p text:style-name="P96">Minute</text:p>
          </table:table-cell>
        </table:table-row>
        <table:table-row table:style-name="TableLine94770393340704">
          <table:table-cell table:style-name="Table3.A2" office:value-type="string">
            <text:p text:style-name="P96">8</text:p>
          </table:table-cell>
          <table:table-cell table:style-name="Table3.A2" office:value-type="string">
            <text:p text:style-name="P96">0-59</text:p>
          </table:table-cell>
          <table:table-cell table:style-name="Table3.C2" office:value-type="string">
            <text:p text:style-name="P96">Second</text:p>
          </table:table-cell>
        </table:table-row>
      </table:table>
      <text:p text:style-name="P383">Total payload length: 9 bytes.</text:p>
      <text:p text:style-name="P380"/>
      <text:p text:style-name="P162">Fox will answer:</text:p>
      <table:table table:name="Table4" table:style-name="Table4">
        <table:table-column table:style-name="Table4.A" table:number-columns-repeated="3"/>
        <table:table-row table:style-name="TableLine94770393304800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770393354272">
          <table:table-cell table:style-name="Table4.A2" office:value-type="string">
            <text:p text:style-name="P59">0</text:p>
          </table:table-cell>
          <table:table-cell table:style-name="Table4.A2" office:value-type="string">
            <text:p text:style-name="P97">0x01</text:p>
          </table:table-cell>
          <table:table-cell table:style-name="Table4.C2" office:value-type="string">
            <text:p text:style-name="P97">Response to command</text:p>
          </table:table-cell>
        </table:table-row>
        <table:table-row table:style-name="TableLine94770393355680">
          <table:table-cell table:style-name="Table4.A2" office:value-type="string">
            <text:p text:style-name="P166">1</text:p>
          </table:table-cell>
          <table:table-cell table:style-name="Table4.A2" office:value-type="string">
            <text:p text:style-name="P166">0x00</text:p>
          </table:table-cell>
          <table:table-cell table:style-name="Table4.C2" office:value-type="string">
            <text:p text:style-name="P166">Set date and time</text:p>
          </table:table-cell>
        </table:table-row>
        <table:table-row table:style-name="TableLine94770393356496">
          <table:table-cell table:style-name="Table4.A2" office:value-type="string">
            <text:p text:style-name="P166">2</text:p>
          </table:table-cell>
          <table:table-cell table:style-name="Table4.A2" office:value-type="string">
            <text:p text:style-name="P97">0x00 or 0x01</text:p>
          </table:table-cell>
          <table:table-cell table:style-name="Table4.C2" office:value-type="string">
            <text:p text:style-name="P98">Is successful?</text:p>
            <text:p text:style-name="P98">0x00 if successful,</text:p>
            <text:p text:style-name="P98">0x01 if not (for example <text:span text:style-name="T5">if time is incorrect</text:span>).</text:p>
          </table:table-cell>
        </table:table-row>
      </table:table>
      <text:p text:style-name="P308"/>
      <text:h text:style-name="P400" text:outline-level="1"><text:soft-page-break/>Set fox name</text:h>
      <text:p text:style-name="P309">Issue this command to set fox name. <text:span text:style-name="T1">Note, that setting name also update the bluetooth device name, so it is possible that new pairing will be required.</text:span></text:p>
      <text:p text:style-name="P50">This command will fail if fox is armed!</text:p>
      <text:p text:style-name="P47"/>
      <text:p text:style-name="P309">Payload format:</text:p>
      <table:table table:name="Таблица1" table:style-name="Таблица1">
        <table:table-column table:style-name="Таблица1.A" table:number-columns-repeated="3"/>
        <table:table-row table:style-name="TableLine94770393343296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770393375696">
          <table:table-cell table:style-name="Таблица1.A2" office:value-type="string">
            <text:p text:style-name="P60">0</text:p>
          </table:table-cell>
          <table:table-cell table:style-name="Таблица1.A2" office:value-type="string">
            <text:p text:style-name="P60">0x00</text:p>
          </table:table-cell>
          <table:table-cell table:style-name="Таблица1.C2" office:value-type="string">
            <text:p text:style-name="P60">Command to fox</text:p>
          </table:table-cell>
        </table:table-row>
        <table:table-row table:style-name="TableLine94770393377200">
          <table:table-cell table:style-name="Таблица1.A2" office:value-type="string">
            <text:p text:style-name="P60">1</text:p>
          </table:table-cell>
          <table:table-cell table:style-name="Таблица1.A2" office:value-type="string">
            <text:p text:style-name="P60">0x0<text:span text:style-name="T7">1</text:span></text:p>
          </table:table-cell>
          <table:table-cell table:style-name="Таблица1.C2" office:value-type="string">
            <text:p text:style-name="P201">Set fox name</text:p>
          </table:table-cell>
        </table:table-row>
        <table:table-row table:style-name="TableLine94770393378016">
          <table:table-cell table:style-name="Таблица1.A2" office:value-type="string">
            <text:p text:style-name="P201">2</text:p>
          </table:table-cell>
          <table:table-cell table:style-name="Таблица1.A2" office:value-type="string">
            <text:p text:style-name="P201">1-32</text:p>
          </table:table-cell>
          <table:table-cell table:style-name="Таблица1.C2" office:value-type="string">
            <text:p text:style-name="P201">Name length</text:p>
          </table:table-cell>
        </table:table-row>
        <table:table-row table:style-name="TableLine94770393378960">
          <table:table-cell table:style-name="Таблица1.A2" office:value-type="string">
            <text:p text:style-name="P201">3-35</text:p>
          </table:table-cell>
          <table:table-cell table:style-name="Таблица1.A2" office:value-type="string">
            <text:p text:style-name="P201">Name bytes</text:p>
          </table:table-cell>
          <table:table-cell table:style-name="Таблица1.C2" office:value-type="string">
            <text:p text:style-name="P201">Fox name (without null termination)</text:p>
          </table:table-cell>
        </table:table-row>
      </table:table>
      <text:p text:style-name="P341"/>
      <text:p text:style-name="P133">Fox will answer:</text:p>
      <table:table table:name="Таблица2" table:style-name="Таблица2">
        <table:table-column table:style-name="Таблица2.A" table:number-columns-repeated="3"/>
        <table:table-row table:style-name="TableLine94770393361984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770393395888">
          <table:table-cell table:style-name="Таблица2.A2" office:value-type="string">
            <text:p text:style-name="P61">0</text:p>
          </table:table-cell>
          <table:table-cell table:style-name="Таблица2.A2" office:value-type="string">
            <text:p text:style-name="P99">0x01</text:p>
          </table:table-cell>
          <table:table-cell table:style-name="Таблица2.C2" office:value-type="string">
            <text:p text:style-name="P99">Response to command</text:p>
          </table:table-cell>
        </table:table-row>
        <table:table-row table:style-name="TableLine94770393397456">
          <table:table-cell table:style-name="Таблица2.A2" office:value-type="string">
            <text:p text:style-name="P167">1</text:p>
          </table:table-cell>
          <table:table-cell table:style-name="Таблица2.A2" office:value-type="string">
            <text:p text:style-name="P167">0x0<text:span text:style-name="T8">1</text:span></text:p>
          </table:table-cell>
          <table:table-cell table:style-name="Таблица2.C2" office:value-type="string">
            <text:p text:style-name="P205">Set fox name</text:p>
          </table:table-cell>
        </table:table-row>
        <table:table-row table:style-name="TableLine94770393398272">
          <table:table-cell table:style-name="Таблица2.A2" office:value-type="string">
            <text:p text:style-name="P167">2</text:p>
          </table:table-cell>
          <table:table-cell table:style-name="Таблица2.A2" office:value-type="string">
            <text:p text:style-name="P99">0x00 or 0x01</text:p>
          </table:table-cell>
          <table:table-cell table:style-name="Таблица2.C2" office:value-type="string">
            <text:p text:style-name="P99">Is successful?</text:p>
            <text:p text:style-name="P99">0x00 if successful,</text:p>
            <text:p text:style-name="P99">0x01 if not (for example <text:span text:style-name="T5">if </text:span><text:span text:style-name="T8">name is too long</text:span>).</text:p>
          </table:table-cell>
        </table:table-row>
      </table:table>
      <text:p text:style-name="P342"/>
      <text:h text:style-name="P401" text:outline-level="1"><text:span text:style-name="T10">Get</text:span> fox name</text:h>
      <text:p text:style-name="P310">Issue this command to <text:span text:style-name="T9">g</text:span>et fox name.</text:p>
      <text:p text:style-name="P310"/>
      <text:p text:style-name="P310">Payload format:</text:p>
      <table:table table:name="Table5" table:style-name="Table5">
        <table:table-column table:style-name="Table5.A" table:number-columns-repeated="3"/>
        <table:table-row table:style-name="TableLine94770393382336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770393413728">
          <table:table-cell table:style-name="Table5.A2" office:value-type="string">
            <text:p text:style-name="P62">0</text:p>
          </table:table-cell>
          <table:table-cell table:style-name="Table5.A2" office:value-type="string">
            <text:p text:style-name="P62">0x00</text:p>
          </table:table-cell>
          <table:table-cell table:style-name="Table5.C2" office:value-type="string">
            <text:p text:style-name="P62">Command to fox</text:p>
          </table:table-cell>
        </table:table-row>
        <table:table-row table:style-name="TableLine94770393415232">
          <table:table-cell table:style-name="Table5.A2" office:value-type="string">
            <text:p text:style-name="P62">1</text:p>
          </table:table-cell>
          <table:table-cell table:style-name="Table5.A2" office:value-type="string">
            <text:p text:style-name="P62">0x0<text:span text:style-name="T9">2</text:span></text:p>
          </table:table-cell>
          <table:table-cell table:style-name="Table5.C2" office:value-type="string">
            <text:p text:style-name="P202"><text:span text:style-name="T9">G</text:span>et fox name</text:p>
          </table:table-cell>
        </table:table-row>
      </table:table>
      <text:p text:style-name="P343"/>
      <text:p text:style-name="P134">Fox will answer:</text:p>
      <table:table table:name="Table6" table:style-name="Table6">
        <table:table-column table:style-name="Table6.A" table:number-columns-repeated="3"/>
        <table:table-row table:style-name="TableLine94770393403728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770393431792">
          <table:table-cell table:style-name="Table6.A2" office:value-type="string">
            <text:p text:style-name="P62">0</text:p>
          </table:table-cell>
          <table:table-cell table:style-name="Table6.A2" office:value-type="string">
            <text:p text:style-name="P100">0x01</text:p>
          </table:table-cell>
          <table:table-cell table:style-name="Table6.C2" office:value-type="string">
            <text:p text:style-name="P100">Response to command</text:p>
          </table:table-cell>
        </table:table-row>
        <table:table-row table:style-name="TableLine94770393433296">
          <table:table-cell table:style-name="Table6.A2" office:value-type="string">
            <text:p text:style-name="P168">1</text:p>
          </table:table-cell>
          <table:table-cell table:style-name="Table6.A2" office:value-type="string">
            <text:p text:style-name="P168">0x0<text:span text:style-name="T14">2</text:span></text:p>
          </table:table-cell>
          <table:table-cell table:style-name="Table6.C2" office:value-type="string">
            <text:p text:style-name="P206"><text:span text:style-name="T14">G</text:span>et fox name</text:p>
          </table:table-cell>
        </table:table-row>
        <table:table-row table:style-name="TableLine94770393434112">
          <table:table-cell table:style-name="Table6.A2" office:value-type="string">
            <text:p text:style-name="P168">2</text:p>
          </table:table-cell>
          <table:table-cell table:style-name="Table6.A2" office:value-type="string">
            <text:p text:style-name="P208">1-32</text:p>
          </table:table-cell>
          <table:table-cell table:style-name="Table6.C2" office:value-type="string">
            <text:p text:style-name="P208">Fox name length</text:p>
          </table:table-cell>
        </table:table-row>
        <table:table-row table:style-name="TableLine94770393435056">
          <table:table-cell table:style-name="Table6.A2" office:value-type="string">
            <text:p text:style-name="P210">3-35</text:p>
          </table:table-cell>
          <table:table-cell table:style-name="Table6.A2" office:value-type="string">
            <text:p text:style-name="P210">Name bytes</text:p>
          </table:table-cell>
          <table:table-cell table:style-name="Table6.C2" office:value-type="string">
            <text:p text:style-name="P203">Fox name (without null termination)</text:p>
          </table:table-cell>
        </table:table-row>
      </table:table>
      <text:p text:style-name="P343"><text:soft-page-break/></text:p>
      <text:h text:style-name="P402" text:outline-level="1"><text:span text:style-name="T10">Get</text:span> <text:span text:style-name="T11">profiles count</text:span></text:h>
      <text:p text:style-name="P311">Issue this command to <text:span text:style-name="T9">g</text:span>et <text:span text:style-name="T15">count of profiles inside a fox</text:span>.</text:p>
      <text:p text:style-name="P311"/>
      <text:p text:style-name="P311">Payload format:</text:p>
      <table:table table:name="Table7" table:style-name="Table7">
        <table:table-column table:style-name="Table7.A" table:number-columns-repeated="3"/>
        <table:table-row table:style-name="TableLine94770393418032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770393451376">
          <table:table-cell table:style-name="Table7.A2" office:value-type="string">
            <text:p text:style-name="P63">0</text:p>
          </table:table-cell>
          <table:table-cell table:style-name="Table7.A2" office:value-type="string">
            <text:p text:style-name="P63">0x00</text:p>
          </table:table-cell>
          <table:table-cell table:style-name="Table7.C2" office:value-type="string">
            <text:p text:style-name="P63">Command to fox</text:p>
          </table:table-cell>
        </table:table-row>
        <table:table-row table:style-name="TableLine94770393452880">
          <table:table-cell table:style-name="Table7.A2" office:value-type="string">
            <text:p text:style-name="P63">1</text:p>
          </table:table-cell>
          <table:table-cell table:style-name="Table7.A2" office:value-type="string">
            <text:p text:style-name="P63">0x0<text:span text:style-name="T16">3</text:span></text:p>
          </table:table-cell>
          <table:table-cell table:style-name="Table7.C2" office:value-type="string">
            <text:p text:style-name="P212">Get profiles count</text:p>
          </table:table-cell>
        </table:table-row>
      </table:table>
      <text:p text:style-name="P344"/>
      <text:p text:style-name="P135">Fox will answer:</text:p>
      <table:table table:name="Table8" table:style-name="Table8">
        <table:table-column table:style-name="Table8.A" table:number-columns-repeated="3"/>
        <table:table-row table:style-name="TableLine94770393443056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770393467008">
          <table:table-cell table:style-name="Table8.A2" office:value-type="string">
            <text:p text:style-name="P63">0</text:p>
          </table:table-cell>
          <table:table-cell table:style-name="Table8.A2" office:value-type="string">
            <text:p text:style-name="P101">0x01</text:p>
          </table:table-cell>
          <table:table-cell table:style-name="Table8.C2" office:value-type="string">
            <text:p text:style-name="P101">Response to command</text:p>
          </table:table-cell>
        </table:table-row>
        <table:table-row table:style-name="TableLine94770393468512">
          <table:table-cell table:style-name="Table8.A2" office:value-type="string">
            <text:p text:style-name="P169">1</text:p>
          </table:table-cell>
          <table:table-cell table:style-name="Table8.A2" office:value-type="string">
            <text:p text:style-name="P169">0x0<text:span text:style-name="T17">3</text:span></text:p>
          </table:table-cell>
          <table:table-cell table:style-name="Table8.C2" office:value-type="string">
            <text:p text:style-name="P213">Get profiles count</text:p>
          </table:table-cell>
        </table:table-row>
        <table:table-row table:style-name="TableLine94770393469328">
          <table:table-cell table:style-name="Table8.A2" office:value-type="string">
            <text:p text:style-name="P169">2</text:p>
          </table:table-cell>
          <table:table-cell table:style-name="Table8.A2" office:value-type="string">
            <text:p text:style-name="P213">1-255</text:p>
          </table:table-cell>
          <table:table-cell table:style-name="Table8.C2" office:value-type="string">
            <text:p text:style-name="P213">Profiles count</text:p>
          </table:table-cell>
        </table:table-row>
      </table:table>
      <text:p text:style-name="P344"/>
      <text:p text:style-name="P344"/>
      <text:h text:style-name="P403" text:outline-level="1"><text:span text:style-name="T10">Get</text:span> <text:span text:style-name="T12">profile</text:span> name</text:h>
      <text:p text:style-name="P312">Issue this command to <text:span text:style-name="T18">given profile</text:span> name.</text:p>
      <text:p text:style-name="P312"/>
      <text:p text:style-name="P312">Payload format:</text:p>
      <table:table table:name="Table9" table:style-name="Table9">
        <table:table-column table:style-name="Table9.A" table:number-columns-repeated="3"/>
        <table:table-row table:style-name="TableLine94770393456000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770393490496">
          <table:table-cell table:style-name="Table9.A2" office:value-type="string">
            <text:p text:style-name="P64">0</text:p>
          </table:table-cell>
          <table:table-cell table:style-name="Table9.A2" office:value-type="string">
            <text:p text:style-name="P64">0x00</text:p>
          </table:table-cell>
          <table:table-cell table:style-name="Table9.C2" office:value-type="string">
            <text:p text:style-name="P64">Command to fox</text:p>
          </table:table-cell>
        </table:table-row>
        <table:table-row table:style-name="TableLine94770393492000">
          <table:table-cell table:style-name="Table9.A2" office:value-type="string">
            <text:p text:style-name="P64">1</text:p>
          </table:table-cell>
          <table:table-cell table:style-name="Table9.A2" office:value-type="string">
            <text:p text:style-name="P64">0x0<text:span text:style-name="T18">4</text:span></text:p>
          </table:table-cell>
          <table:table-cell table:style-name="Table9.C2" office:value-type="string">
            <text:p text:style-name="P204"><text:span text:style-name="T9">G</text:span>et <text:span text:style-name="T18">profile</text:span> name</text:p>
          </table:table-cell>
        </table:table-row>
        <table:table-row table:style-name="TableLine94770393492816">
          <table:table-cell table:style-name="Table9.A2" office:value-type="string">
            <text:p text:style-name="P214">2</text:p>
          </table:table-cell>
          <table:table-cell table:style-name="Table9.A2" office:value-type="string">
            <text:p text:style-name="P214">0-255</text:p>
          </table:table-cell>
          <table:table-cell table:style-name="Table9.C2" office:value-type="string">
            <text:p text:style-name="P214">Profile ID</text:p>
          </table:table-cell>
        </table:table-row>
      </table:table>
      <text:p text:style-name="P345"/>
      <text:p text:style-name="P136">Fox will answer:</text:p>
      <table:table table:name="Table10" table:style-name="Table10">
        <table:table-column table:style-name="Table10.A" table:number-columns-repeated="3"/>
        <table:table-row table:style-name="TableLine94770393478784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770393519664">
          <table:table-cell table:style-name="Table10.A2" office:value-type="string">
            <text:p text:style-name="P64">0</text:p>
          </table:table-cell>
          <table:table-cell table:style-name="Table10.A2" office:value-type="string">
            <text:p text:style-name="P102">0x01</text:p>
          </table:table-cell>
          <table:table-cell table:style-name="Table10.C2" office:value-type="string">
            <text:p text:style-name="P102">Response to command</text:p>
          </table:table-cell>
        </table:table-row>
        <table:table-row table:style-name="TableLine94770393521168">
          <table:table-cell table:style-name="Table10.A2" office:value-type="string">
            <text:p text:style-name="P170">1</text:p>
          </table:table-cell>
          <table:table-cell table:style-name="Table10.A2" office:value-type="string">
            <text:p text:style-name="P170">0x0<text:span text:style-name="T18">4</text:span></text:p>
          </table:table-cell>
          <table:table-cell table:style-name="Table10.C2" office:value-type="string">
            <text:p text:style-name="P207"><text:span text:style-name="T14">G</text:span>et <text:span text:style-name="T18">profile name</text:span></text:p>
          </table:table-cell>
        </table:table-row>
        <table:table-row table:style-name="TableLine94770393521984">
          <table:table-cell table:style-name="Table10.A2" office:value-type="string">
            <text:p text:style-name="P214">2</text:p>
          </table:table-cell>
          <table:table-cell table:style-name="Table10.A2" office:value-type="string">
            <text:p text:style-name="P214">0x00 or 0x01</text:p>
          </table:table-cell>
          <table:table-cell table:style-name="Table10.C2" office:value-type="string">
            <text:p text:style-name="P102">Is successful?</text:p>
            <text:p text:style-name="P102">0x00 if successful,</text:p>
            <text:p text:style-name="P102">0x01 if not (<text:span text:style-name="T18">when profile ID is wrong</text:span>).</text:p>
          </table:table-cell>
        </table:table-row>
        <table:table-row table:style-name="TableLine94770393522848">
          <table:table-cell table:style-name="Table10.A2" office:value-type="string">
            <text:p text:style-name="P220">3</text:p>
          </table:table-cell>
          <table:table-cell table:style-name="Table10.A2" office:value-type="string">
            <text:p text:style-name="P220">0-255</text:p>
          </table:table-cell>
          <table:table-cell table:style-name="Table10.C2" office:value-type="string">
            <text:p text:style-name="P220">Profile ID</text:p>
          </table:table-cell>
        </table:table-row>
        <table:table-row table:style-name="TableLine94770393523664">
          <table:table-cell table:style-name="Table10.A2" office:value-type="string">
            <text:p text:style-name="P220">4</text:p>
          </table:table-cell>
          <table:table-cell table:style-name="Table10.A2" office:value-type="string">
            <text:p text:style-name="P214">1-16</text:p>
          </table:table-cell>
          <table:table-cell table:style-name="Table10.C2" office:value-type="string">
            <text:p text:style-name="P209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770393524704">
          <table:table-cell table:style-name="Table10.A2" office:value-type="string">
            <text:p text:style-name="P211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11">Name bytes</text:p>
          </table:table-cell>
          <table:table-cell table:style-name="Table10.C2" office:value-type="string">
            <text:p text:style-name="P204"><text:span text:style-name="T18">Profile</text:span> name (without null termination)</text:p>
          </table:table-cell>
        </table:table-row>
      </table:table>
      <text:p text:style-name="P345"/>
      <text:h text:style-name="P408" text:outline-level="1">Add new profile</text:h>
      <text:p text:style-name="P313">Issue this command to <text:span text:style-name="T20">add a new profile</text:span>.</text:p>
      <text:p text:style-name="P51">This command will fail if fox is armed!</text:p>
      <text:p text:style-name="P313">Payload format:</text:p>
      <table:table table:name="Таблица3" table:style-name="Таблица3">
        <table:table-column table:style-name="Таблица3.A" table:number-columns-repeated="3"/>
        <table:table-row table:style-name="TableLine94770393529104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770393540240">
          <table:table-cell table:style-name="Таблица3.A2" office:value-type="string">
            <text:p text:style-name="P65">0</text:p>
          </table:table-cell>
          <table:table-cell table:style-name="Таблица3.A2" office:value-type="string">
            <text:p text:style-name="P65">0x00</text:p>
          </table:table-cell>
          <table:table-cell table:style-name="Таблица3.C2" office:value-type="string">
            <text:p text:style-name="P65">Command to fox</text:p>
          </table:table-cell>
        </table:table-row>
        <table:table-row table:style-name="TableLine94770393541744">
          <table:table-cell table:style-name="Таблица3.A2" office:value-type="string">
            <text:p text:style-name="P65">1</text:p>
          </table:table-cell>
          <table:table-cell table:style-name="Таблица3.A2" office:value-type="string">
            <text:p text:style-name="P65">0x0<text:span text:style-name="T20">5</text:span></text:p>
          </table:table-cell>
          <table:table-cell table:style-name="Таблица3.C2" office:value-type="string">
            <text:p text:style-name="P221">Add profile</text:p>
          </table:table-cell>
        </table:table-row>
      </table:table>
      <text:p text:style-name="P346"/>
      <text:p text:style-name="P137">Fox will answer:</text:p>
      <table:table table:name="Таблица4" table:style-name="Таблица4">
        <table:table-column table:style-name="Таблица4.A" table:number-columns-repeated="3"/>
        <table:table-row table:style-name="TableLine94770393530512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770393558208"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103">0x01</text:p>
          </table:table-cell>
          <table:table-cell table:style-name="Таблица4.C2" office:value-type="string">
            <text:p text:style-name="P103">Response to command</text:p>
          </table:table-cell>
        </table:table-row>
        <table:table-row table:style-name="TableLine94770393559712">
          <table:table-cell table:style-name="Таблица4.A2" office:value-type="string">
            <text:p text:style-name="P171">1</text:p>
          </table:table-cell>
          <table:table-cell table:style-name="Таблица4.A2" office:value-type="string">
            <text:p text:style-name="P171">0x0<text:span text:style-name="T20">5</text:span></text:p>
          </table:table-cell>
          <table:table-cell table:style-name="Таблица4.C2" office:value-type="string">
            <text:p text:style-name="P221">Add profile</text:p>
          </table:table-cell>
        </table:table-row>
        <table:table-row table:style-name="TableLine94770393560528">
          <table:table-cell table:style-name="Таблица4.A2" office:value-type="string">
            <text:p text:style-name="P215">2</text:p>
          </table:table-cell>
          <table:table-cell table:style-name="Таблица4.A2" office:value-type="string">
            <text:p text:style-name="P215">0x00 or 0x01</text:p>
          </table:table-cell>
          <table:table-cell table:style-name="Таблица4.C2" office:value-type="string">
            <text:p text:style-name="P103">Is successful?</text:p>
            <text:p text:style-name="P103">0x00 if successful,</text:p>
            <text:p text:style-name="P103">0x01 if not (<text:span text:style-name="T20">when there is too much profiles</text:span>).</text:p>
          </table:table-cell>
        </table:table-row>
      </table:table>
      <text:p text:style-name="P346"/>
      <text:h text:style-name="P409" text:outline-level="1">Get current profile ID</text:h>
      <text:p text:style-name="P314">Issue this command to <text:span text:style-name="T21">get current profile ID</text:span></text:p>
      <text:p text:style-name="P314"/>
      <text:p text:style-name="P314">Payload format:</text:p>
      <table:table table:name="Table11" table:style-name="Table11">
        <table:table-column table:style-name="Table11.A" table:number-columns-repeated="3"/>
        <table:table-row table:style-name="TableLine94770393544864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770393576336">
          <table:table-cell table:style-name="Table11.A2" office:value-type="string">
            <text:p text:style-name="P66">0</text:p>
          </table:table-cell>
          <table:table-cell table:style-name="Table11.A2" office:value-type="string">
            <text:p text:style-name="P66">0x00</text:p>
          </table:table-cell>
          <table:table-cell table:style-name="Table11.C2" office:value-type="string">
            <text:p text:style-name="P66">Command to fox</text:p>
          </table:table-cell>
        </table:table-row>
        <table:table-row table:style-name="TableLine94770393577840">
          <table:table-cell table:style-name="Table11.A2" office:value-type="string">
            <text:p text:style-name="P66">1</text:p>
          </table:table-cell>
          <table:table-cell table:style-name="Table11.A2" office:value-type="string">
            <text:p text:style-name="P66">0x0<text:span text:style-name="T22">6</text:span></text:p>
          </table:table-cell>
          <table:table-cell table:style-name="Table11.C2" office:value-type="string">
            <text:p text:style-name="P222">Get current profile ID</text:p>
          </table:table-cell>
        </table:table-row>
      </table:table>
      <text:p text:style-name="P347"/>
      <text:p text:style-name="P138">Fox will answer:</text:p>
      <table:table table:name="Table12" table:style-name="Table12">
        <table:table-column table:style-name="Table12.A" table:number-columns-repeated="3"/>
        <table:table-row table:style-name="TableLine94770393566256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770393592736">
          <table:table-cell table:style-name="Table12.A2" office:value-type="string">
            <text:p text:style-name="P66">0</text:p>
          </table:table-cell>
          <table:table-cell table:style-name="Table12.A2" office:value-type="string">
            <text:p text:style-name="P104">0x01</text:p>
          </table:table-cell>
          <table:table-cell table:style-name="Table12.C2" office:value-type="string">
            <text:p text:style-name="P104">Response to command</text:p>
          </table:table-cell>
        </table:table-row>
        <table:table-row table:style-name="TableLine94770393594240">
          <table:table-cell table:style-name="Table12.A2" office:value-type="string">
            <text:p text:style-name="P172">1</text:p>
          </table:table-cell>
          <table:table-cell table:style-name="Table12.A2" office:value-type="string">
            <text:p text:style-name="P172">0x0<text:span text:style-name="T23">6</text:span></text:p>
          </table:table-cell>
          <table:table-cell table:style-name="Table12.C2" office:value-type="string">
            <text:p text:style-name="P223">Get current profile ID</text:p>
          </table:table-cell>
        </table:table-row>
        <table:table-row table:style-name="TableLine94770393595056">
          <table:table-cell table:style-name="Table12.A2" office:value-type="string">
            <text:p text:style-name="P216">2</text:p>
          </table:table-cell>
          <table:table-cell table:style-name="Table12.A2" office:value-type="string">
            <text:p text:style-name="P216">0-<text:span text:style-name="T23">255</text:span></text:p>
          </table:table-cell>
          <table:table-cell table:style-name="Table12.C2" office:value-type="string">
            <text:p text:style-name="P223">Current profile ID</text:p>
          </table:table-cell>
        </table:table-row>
      </table:table>
      <text:p text:style-name="P347"/>
      <text:h text:style-name="P410" text:outline-level="1"><text:soft-page-break/>Switch to profile</text:h>
      <text:p text:style-name="P315">Issue this command to <text:span text:style-name="T24">switch to given profile and load fox settings from it.</text:span></text:p>
      <text:p text:style-name="P52">This command will fail if fox is armed!</text:p>
      <text:p text:style-name="P315">Payload format:</text:p>
      <table:table table:name="Table13" table:style-name="Table13">
        <table:table-column table:style-name="Table13.A" table:number-columns-repeated="3"/>
        <table:table-row table:style-name="TableLine94770393580816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770393613472">
          <table:table-cell table:style-name="Table13.A2" office:value-type="string">
            <text:p text:style-name="P67">0</text:p>
          </table:table-cell>
          <table:table-cell table:style-name="Table13.A2" office:value-type="string">
            <text:p text:style-name="P67">0x00</text:p>
          </table:table-cell>
          <table:table-cell table:style-name="Table13.C2" office:value-type="string">
            <text:p text:style-name="P67">Command to fox</text:p>
          </table:table-cell>
        </table:table-row>
        <table:table-row table:style-name="TableLine94770393614976">
          <table:table-cell table:style-name="Table13.A2" office:value-type="string">
            <text:p text:style-name="P67">1</text:p>
          </table:table-cell>
          <table:table-cell table:style-name="Table13.A2" office:value-type="string">
            <text:p text:style-name="P67">0x0<text:span text:style-name="T24">7</text:span></text:p>
          </table:table-cell>
          <table:table-cell table:style-name="Table13.C2" office:value-type="string">
            <text:p text:style-name="P224">Switch to profile</text:p>
          </table:table-cell>
        </table:table-row>
        <table:table-row table:style-name="TableLine94770393615792">
          <table:table-cell table:style-name="Table13.A2" office:value-type="string">
            <text:p text:style-name="P224">2</text:p>
          </table:table-cell>
          <table:table-cell table:style-name="Table13.A2" office:value-type="string">
            <text:p text:style-name="P224">0-255</text:p>
          </table:table-cell>
          <table:table-cell table:style-name="Table13.C2" office:value-type="string">
            <text:p text:style-name="P224">Profile ID to switch</text:p>
          </table:table-cell>
        </table:table-row>
      </table:table>
      <text:p text:style-name="P348"/>
      <text:p text:style-name="P139">Fox will answer:</text:p>
      <table:table table:name="Table14" table:style-name="Table14">
        <table:table-column table:style-name="Table14.A" table:number-columns-repeated="3"/>
        <table:table-row table:style-name="TableLine94770393601792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770393632368">
          <table:table-cell table:style-name="Table14.A2" office:value-type="string">
            <text:p text:style-name="P65">0</text:p>
          </table:table-cell>
          <table:table-cell table:style-name="Table14.A2" office:value-type="string">
            <text:p text:style-name="P103">0x01</text:p>
          </table:table-cell>
          <table:table-cell table:style-name="Table14.C2" office:value-type="string">
            <text:p text:style-name="P103">Response to command</text:p>
          </table:table-cell>
        </table:table-row>
        <table:table-row table:style-name="TableLine94770393633872">
          <table:table-cell table:style-name="Table14.A2" office:value-type="string">
            <text:p text:style-name="P171">1</text:p>
          </table:table-cell>
          <table:table-cell table:style-name="Table14.A2" office:value-type="string">
            <text:p text:style-name="P171">0x0<text:span text:style-name="T25">7</text:span></text:p>
          </table:table-cell>
          <table:table-cell table:style-name="Table14.C2" office:value-type="string">
            <text:p text:style-name="P226">Switch to profile</text:p>
          </table:table-cell>
        </table:table-row>
        <table:table-row table:style-name="TableLine94770393634688">
          <table:table-cell table:style-name="Table14.A2" office:value-type="string">
            <text:p text:style-name="P215">2</text:p>
          </table:table-cell>
          <table:table-cell table:style-name="Table14.A2" office:value-type="string">
            <text:p text:style-name="P215">0x00 or 0x01</text:p>
          </table:table-cell>
          <table:table-cell table:style-name="Table14.C2" office:value-type="string">
            <text:p text:style-name="P103">Is successful?</text:p>
            <text:p text:style-name="P103">0x00 if successful,</text:p>
            <text:p text:style-name="P103">0x01 if not (<text:span text:style-name="T26">when profile ID is incorrect</text:span>).</text:p>
          </table:table-cell>
        </table:table-row>
      </table:table>
      <text:p text:style-name="P348"/>
      <text:h text:style-name="P411" text:outline-level="1">Set profile name</text:h>
      <text:p text:style-name="P316">Issue this command to <text:span text:style-name="T29">set current profile name.</text:span></text:p>
      <text:p text:style-name="P52">This command will fail if fox is armed!</text:p>
      <text:p text:style-name="P316">Payload format:</text:p>
      <table:table table:name="Table15" table:style-name="Table15">
        <table:table-column table:style-name="Table15.A" table:number-columns-repeated="3"/>
        <table:table-row table:style-name="TableLine94770393619056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770393655456">
          <table:table-cell table:style-name="Table15.A2" office:value-type="string">
            <text:p text:style-name="P68">0</text:p>
          </table:table-cell>
          <table:table-cell table:style-name="Table15.A2" office:value-type="string">
            <text:p text:style-name="P68">0x00</text:p>
          </table:table-cell>
          <table:table-cell table:style-name="Table15.C2" office:value-type="string">
            <text:p text:style-name="P68">Command to fox</text:p>
          </table:table-cell>
        </table:table-row>
        <table:table-row table:style-name="TableLine94770393656960">
          <table:table-cell table:style-name="Table15.A2" office:value-type="string">
            <text:p text:style-name="P68">1</text:p>
          </table:table-cell>
          <table:table-cell table:style-name="Table15.A2" office:value-type="string">
            <text:p text:style-name="P68">0x0<text:span text:style-name="T27">8</text:span></text:p>
          </table:table-cell>
          <table:table-cell table:style-name="Table15.C2" office:value-type="string">
            <text:p text:style-name="P227">Set profile name</text:p>
          </table:table-cell>
        </table:table-row>
        <table:table-row table:style-name="TableLine94770393657776">
          <table:table-cell table:style-name="Table15.A2" office:value-type="string">
            <text:p text:style-name="P225">2</text:p>
          </table:table-cell>
          <table:table-cell table:style-name="Table15.A2" office:value-type="string">
            <text:p text:style-name="P227">1-16</text:p>
          </table:table-cell>
          <table:table-cell table:style-name="Table15.C2" office:value-type="string">
            <text:p text:style-name="P227">Profile name length</text:p>
          </table:table-cell>
        </table:table-row>
        <table:table-row table:style-name="TableLine94770393658720">
          <table:table-cell table:style-name="Table15.A2" office:value-type="string">
            <text:p text:style-name="P227">3-18</text:p>
          </table:table-cell>
          <table:table-cell table:style-name="Table15.A2" office:value-type="string">
            <text:p text:style-name="P227">Name bytes</text:p>
          </table:table-cell>
          <table:table-cell table:style-name="Table15.C2" office:value-type="string">
            <text:p text:style-name="P227">Profile name</text:p>
          </table:table-cell>
        </table:table-row>
      </table:table>
      <text:p text:style-name="P349"/>
      <text:p text:style-name="P140">Fox will answer:</text:p>
      <table:table table:name="Table16" table:style-name="Table16">
        <table:table-column table:style-name="Table16.A" table:number-columns-repeated="3"/>
        <table:table-row table:style-name="TableLine94770393640752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770393674720">
          <table:table-cell table:style-name="Table16.A2" office:value-type="string">
            <text:p text:style-name="P68">0</text:p>
          </table:table-cell>
          <table:table-cell table:style-name="Table16.A2" office:value-type="string">
            <text:p text:style-name="P105">0x01</text:p>
          </table:table-cell>
          <table:table-cell table:style-name="Table16.C2" office:value-type="string">
            <text:p text:style-name="P105">Response to command</text:p>
          </table:table-cell>
        </table:table-row>
        <table:table-row table:style-name="TableLine94770393676224">
          <table:table-cell table:style-name="Table16.A2" office:value-type="string">
            <text:p text:style-name="P173">1</text:p>
          </table:table-cell>
          <table:table-cell table:style-name="Table16.A2" office:value-type="string">
            <text:p text:style-name="P173">0x0<text:span text:style-name="T42">8</text:span></text:p>
          </table:table-cell>
          <table:table-cell table:style-name="Table16.C2" office:value-type="string">
            <text:p text:style-name="P228">Set profile name</text:p>
          </table:table-cell>
        </table:table-row>
        <table:table-row table:style-name="TableLine94770393677040">
          <table:table-cell table:style-name="Table16.A2" office:value-type="string">
            <text:p text:style-name="P217">2</text:p>
          </table:table-cell>
          <table:table-cell table:style-name="Table16.A2" office:value-type="string">
            <text:p text:style-name="P217">0x00 or 0x01</text:p>
          </table:table-cell>
          <table:table-cell table:style-name="Table16.C2" office:value-type="string">
            <text:p text:style-name="P105">Is successful?</text:p>
            <text:p text:style-name="P105">0x00 if successful,</text:p>
            <text:p text:style-name="P105">0x01 if not (<text:span text:style-name="T42">if name length is incorrect</text:span>).</text:p>
          </table:table-cell>
        </table:table-row>
      </table:table>
      <text:p text:style-name="P349"><text:soft-page-break/></text:p>
      <text:h text:style-name="P412" text:outline-level="1">Get frequency</text:h>
      <text:p text:style-name="P317">Issue this command to <text:span text:style-name="T30">get fox frequency</text:span></text:p>
      <text:p text:style-name="P317"/>
      <text:p text:style-name="P317">Payload format:</text:p>
      <table:table table:name="Table17" table:style-name="Table17">
        <table:table-column table:style-name="Table17.A" table:number-columns-repeated="3"/>
        <table:table-row table:style-name="TableLine94770393662000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770393692768">
          <table:table-cell table:style-name="Table17.A2" office:value-type="string">
            <text:p text:style-name="P69">0</text:p>
          </table:table-cell>
          <table:table-cell table:style-name="Table17.A2" office:value-type="string">
            <text:p text:style-name="P69">0x00</text:p>
          </table:table-cell>
          <table:table-cell table:style-name="Table17.C2" office:value-type="string">
            <text:p text:style-name="P69">Command to fox</text:p>
          </table:table-cell>
        </table:table-row>
        <table:table-row table:style-name="TableLine94770393694272">
          <table:table-cell table:style-name="Table17.A2" office:value-type="string">
            <text:p text:style-name="P69">1</text:p>
          </table:table-cell>
          <table:table-cell table:style-name="Table17.A2" office:value-type="string">
            <text:p text:style-name="P69">0x0<text:span text:style-name="T43">9</text:span></text:p>
          </table:table-cell>
          <table:table-cell table:style-name="Table17.C2" office:value-type="string">
            <text:p text:style-name="P229">Get frequency</text:p>
          </table:table-cell>
        </table:table-row>
      </table:table>
      <text:p text:style-name="P350"/>
      <text:p text:style-name="P141">Fox will answer:</text:p>
      <table:table table:name="Table18" table:style-name="Table18">
        <table:table-column table:style-name="Table18.A" table:number-columns-repeated="3"/>
        <table:table-row table:style-name="TableLine94770393682784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770393720368">
          <table:table-cell table:style-name="Table18.A2" office:value-type="string">
            <text:p text:style-name="P69">0</text:p>
          </table:table-cell>
          <table:table-cell table:style-name="Table18.A2" office:value-type="string">
            <text:p text:style-name="P106">0x01</text:p>
          </table:table-cell>
          <table:table-cell table:style-name="Table18.C2" office:value-type="string">
            <text:p text:style-name="P106">Response to command</text:p>
          </table:table-cell>
        </table:table-row>
        <table:table-row table:style-name="TableLine94770393721872">
          <table:table-cell table:style-name="Table18.A2" office:value-type="string">
            <text:p text:style-name="P174">1</text:p>
          </table:table-cell>
          <table:table-cell table:style-name="Table18.A2" office:value-type="string">
            <text:p text:style-name="P174">0x0<text:span text:style-name="T43">9</text:span></text:p>
          </table:table-cell>
          <table:table-cell table:style-name="Table18.C2" office:value-type="string">
            <text:p text:style-name="P229">Get frequency</text:p>
          </table:table-cell>
        </table:table-row>
        <table:table-row table:style-name="TableLine94770393722688">
          <table:table-cell table:style-name="Table18.A2" office:value-type="string">
            <text:p text:style-name="P218">2</text:p>
          </table:table-cell>
          <table:table-cell table:style-name="Table18.A2" office:value-type="string">
            <text:p text:style-name="P218">0x00 or 0x01</text:p>
          </table:table-cell>
          <table:table-cell table:style-name="Table18.C2" office:value-type="string">
            <text:p text:style-name="P229">Is 144MHz?</text:p>
            <text:p text:style-name="P229">If 0x00 then fox in 3.5MHz range (80m), if 0x01 – then in 144MHz range (2m)</text:p>
          </table:table-cell>
        </table:table-row>
        <table:table-row table:style-name="TableLine94770393723552">
          <table:table-cell table:style-name="Table18.A2" office:value-type="string">
            <text:p text:style-name="P232">3-6</text:p>
          </table:table-cell>
          <table:table-cell table:style-name="Table18.A2" office:value-type="string">
            <text:p text:style-name="P232">uint32_t with frequency, <text:span text:style-name="T44">least</text:span> significant byte first</text:p>
          </table:table-cell>
          <table:table-cell table:style-name="Table18.C2" office:value-type="string">
            <text:p text:style-name="P232">Fox frequency in Hz</text:p>
          </table:table-cell>
        </table:table-row>
      </table:table>
      <text:p text:style-name="P350"/>
      <text:h text:style-name="P413" text:outline-level="1"><text:span text:style-name="T45">Set</text:span> frequency</text:h>
      <text:p text:style-name="P318">Issue this command to <text:span text:style-name="T31">set</text:span><text:span text:style-name="T30"> fox frequency.</text:span></text:p>
      <text:p text:style-name="P352"><text:span text:style-name="T30">A</text:span><text:span text:style-name="T28">llowed frequency ranges:</text:span></text:p>
      <text:list xml:id="list3304715881" text:style-name="L1">
        <text:list-item>
          <text:p text:style-name="P437">3500000 – 3650000 Hz for 3.5MHz range</text:p>
        </text:list-item>
        <text:list-item>
          <text:p text:style-name="P438"><text:span text:style-name="T32">1</text:span><text:span text:style-name="T28">44000000 – 146000000 Hz for 144MHz range</text:span></text:p>
        </text:list-item>
      </text:list>
      <text:p text:style-name="P52">This command will fail if fox is armed!</text:p>
      <text:p text:style-name="P318">Payload format:</text:p>
      <table:table table:name="Table19" table:style-name="Table19">
        <table:table-column table:style-name="Table19.A" table:number-columns-repeated="3"/>
        <table:table-row table:style-name="TableLine94770393495728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770393766544">
          <table:table-cell table:style-name="Table19.A2" office:value-type="string">
            <text:p text:style-name="P70">0</text:p>
          </table:table-cell>
          <table:table-cell table:style-name="Table19.A2" office:value-type="string">
            <text:p text:style-name="P70">0x00</text:p>
          </table:table-cell>
          <table:table-cell table:style-name="Table19.C2" office:value-type="string">
            <text:p text:style-name="P70">Command to fox</text:p>
          </table:table-cell>
        </table:table-row>
        <table:table-row table:style-name="TableLine94770393768048">
          <table:table-cell table:style-name="Table19.A2" office:value-type="string">
            <text:p text:style-name="P70">1</text:p>
          </table:table-cell>
          <table:table-cell table:style-name="Table19.A2" office:value-type="string">
            <text:p text:style-name="P70">0x0<text:span text:style-name="T46">A</text:span></text:p>
          </table:table-cell>
          <table:table-cell table:style-name="Table19.C2" office:value-type="string">
            <text:p text:style-name="P230"><text:span text:style-name="T46">S</text:span>et frequency</text:p>
          </table:table-cell>
        </table:table-row>
        <table:table-row table:style-name="TableLine94770393768864">
          <table:table-cell table:style-name="Table19.A2" office:value-type="string">
            <text:p text:style-name="P234">2</text:p>
          </table:table-cell>
          <table:table-cell table:style-name="Table19.A2" office:value-type="string">
            <text:p text:style-name="P234">0x00 or 0x01</text:p>
          </table:table-cell>
          <table:table-cell table:style-name="Table19.C2" office:value-type="string">
            <text:p text:style-name="P231">Is 144MHz?</text:p>
            <text:p text:style-name="P231">If 0x00 then fox in 3.5MHz range (80m), if 0x01 – then in 144MHz range (2m)</text:p>
          </table:table-cell>
        </table:table-row>
        <table:table-row table:style-name="TableLine94770393769728">
          <table:table-cell table:style-name="Table19.A2" office:value-type="string">
            <text:p text:style-name="P234">3-6</text:p>
          </table:table-cell>
          <table:table-cell table:style-name="Table19.A2" office:value-type="string">
            <text:p text:style-name="P233">uint32_t with frequency, <text:span text:style-name="T44">least</text:span> significant byte first</text:p>
          </table:table-cell>
          <table:table-cell table:style-name="Table19.C2" office:value-type="string">
            <text:p text:style-name="P233">Fox frequency in Hz</text:p>
          </table:table-cell>
        </table:table-row>
      </table:table>
      <text:p text:style-name="P351"/>
      <text:p text:style-name="P142">Fox will answer:</text:p>
      <table:table table:name="Table20" table:style-name="Table20">
        <table:table-column table:style-name="Table20.A" table:number-columns-repeated="3"/>
        <text:soft-page-break/>
        <table:table-row table:style-name="TableLine94770393751360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770393786928">
          <table:table-cell table:style-name="Table20.A2" office:value-type="string">
            <text:p text:style-name="P70">0</text:p>
          </table:table-cell>
          <table:table-cell table:style-name="Table20.A2" office:value-type="string">
            <text:p text:style-name="P107">0x01</text:p>
          </table:table-cell>
          <table:table-cell table:style-name="Table20.C2" office:value-type="string">
            <text:p text:style-name="P107">Response to command</text:p>
          </table:table-cell>
        </table:table-row>
        <table:table-row table:style-name="TableLine94770393788496">
          <table:table-cell table:style-name="Table20.A2" office:value-type="string">
            <text:p text:style-name="P175">1</text:p>
          </table:table-cell>
          <table:table-cell table:style-name="Table20.A2" office:value-type="string">
            <text:p text:style-name="P175">0x0<text:span text:style-name="T46">A</text:span></text:p>
          </table:table-cell>
          <table:table-cell table:style-name="Table20.C2" office:value-type="string">
            <text:p text:style-name="P230"><text:span text:style-name="T46">S</text:span>et frequency</text:p>
          </table:table-cell>
        </table:table-row>
        <table:table-row table:style-name="TableLine94770393789312">
          <table:table-cell table:style-name="Table20.A2" office:value-type="string">
            <text:p text:style-name="P234">2</text:p>
          </table:table-cell>
          <table:table-cell table:style-name="Table20.A2" office:value-type="string">
            <text:p text:style-name="P219">0x00 or 0x01</text:p>
          </table:table-cell>
          <table:table-cell table:style-name="Table20.C2" office:value-type="string">
            <text:p text:style-name="P108">Is successful?</text:p>
            <text:p text:style-name="P108">0x00 if successful,</text:p>
            <text:p text:style-name="P108">0x01 if not (<text:span text:style-name="T42">if </text:span><text:span text:style-name="T46">frequency outside allowed ranges</text:span>).</text:p>
          </table:table-cell>
        </table:table-row>
      </table:table>
      <text:p text:style-name="P351"/>
      <text:h text:style-name="P414" text:outline-level="1">Get code</text:h>
      <text:p text:style-name="P319">Issue this command to <text:span text:style-name="T33">get fox code</text:span><text:span text:style-name="T30">.</text:span></text:p>
      <text:p text:style-name="P319"/>
      <text:p text:style-name="P319">Payload format:</text:p>
      <table:table table:name="Table21" table:style-name="Table21">
        <table:table-column table:style-name="Table21.A" table:number-columns-repeated="3"/>
        <table:table-row table:style-name="TableLine94770393773152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770393805568">
          <table:table-cell table:style-name="Table21.A2" office:value-type="string">
            <text:p text:style-name="P71">0</text:p>
          </table:table-cell>
          <table:table-cell table:style-name="Table21.A2" office:value-type="string">
            <text:p text:style-name="P71">0x00</text:p>
          </table:table-cell>
          <table:table-cell table:style-name="Table21.C2" office:value-type="string">
            <text:p text:style-name="P71">Command to fox</text:p>
          </table:table-cell>
        </table:table-row>
        <table:table-row table:style-name="TableLine94770393807072">
          <table:table-cell table:style-name="Table21.A2" office:value-type="string">
            <text:p text:style-name="P71">1</text:p>
          </table:table-cell>
          <table:table-cell table:style-name="Table21.A2" office:value-type="string">
            <text:p text:style-name="P71">0x0<text:span text:style-name="T47">B</text:span></text:p>
          </table:table-cell>
          <table:table-cell table:style-name="Table21.C2" office:value-type="string">
            <text:p text:style-name="P254">Get fox code</text:p>
          </table:table-cell>
        </table:table-row>
      </table:table>
      <text:p text:style-name="P353"/>
      <text:p text:style-name="P143">Fox will answer:</text:p>
      <table:table table:name="Table22" table:style-name="Table22">
        <table:table-column table:style-name="Table22.A" table:number-columns-repeated="3"/>
        <table:table-row table:style-name="TableLine94770393796320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770393824688">
          <table:table-cell table:style-name="Table22.A2" office:value-type="string">
            <text:p text:style-name="P71">0</text:p>
          </table:table-cell>
          <table:table-cell table:style-name="Table22.A2" office:value-type="string">
            <text:p text:style-name="P109">0x01</text:p>
          </table:table-cell>
          <table:table-cell table:style-name="Table22.C2" office:value-type="string">
            <text:p text:style-name="P109">Response to command</text:p>
          </table:table-cell>
        </table:table-row>
        <table:table-row table:style-name="TableLine94770393826528">
          <table:table-cell table:style-name="Table22.A2" office:value-type="string">
            <text:p text:style-name="P176">1</text:p>
          </table:table-cell>
          <table:table-cell table:style-name="Table22.A2" office:value-type="string">
            <text:p text:style-name="P176">0x0<text:span text:style-name="T47">B</text:span></text:p>
          </table:table-cell>
          <table:table-cell table:style-name="Table22.C2" office:value-type="string">
            <text:p text:style-name="P254">Get fox code</text:p>
          </table:table-cell>
        </table:table-row>
        <table:table-row table:style-name="TableLine94770393827344">
          <table:table-cell table:style-name="Table22.A2" office:value-type="string">
            <text:p text:style-name="P235">2</text:p>
          </table:table-cell>
          <table:table-cell table:style-name="Table22.A2" office:value-type="string">
            <text:p text:style-name="P254">0-6</text:p>
          </table:table-cell>
          <table:table-cell table:style-name="Table22.C2" office:value-type="string">
            <text:p text:style-name="P262">Fox code:</text:p>
            <text:p text:style-name="P254">0 – Finish (MO)</text:p>
            <text:p text:style-name="P254">1- Fox #1 (MOE)</text:p>
            <text:p text:style-name="P254">2 – Fox #2 (MOI)</text:p>
            <text:p text:style-name="P254">3 – Fox #3 (MOS)</text:p>
            <text:p text:style-name="P254">4 – Fox #4 (MOH)</text:p>
            <text:p text:style-name="P254">5 – Fox #5 (MO5)</text:p>
            <text:p text:style-name="P254">6 – Beacon (S)</text:p>
          </table:table-cell>
        </table:table-row>
      </table:table>
      <text:p text:style-name="P353"/>
      <text:h text:style-name="P415" text:outline-level="1"><text:span text:style-name="T48">S</text:span>et code</text:h>
      <text:p text:style-name="P320">Issue this command to <text:span text:style-name="T48">s</text:span><text:span text:style-name="T33">et fox code</text:span><text:span text:style-name="T30">.</text:span></text:p>
      <text:p text:style-name="P53">This command will fail if fox is armed!</text:p>
      <text:p text:style-name="P320">Payload format:</text:p>
      <table:table table:name="Table23" table:style-name="Table23">
        <table:table-column table:style-name="Table23.A" table:number-columns-repeated="3"/>
        <table:table-row table:style-name="TableLine94770393810192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770393850448">
          <table:table-cell table:style-name="Table23.A2" office:value-type="string">
            <text:p text:style-name="P72">0</text:p>
          </table:table-cell>
          <table:table-cell table:style-name="Table23.A2" office:value-type="string">
            <text:p text:style-name="P72">0x00</text:p>
          </table:table-cell>
          <table:table-cell table:style-name="Table23.C2" office:value-type="string">
            <text:p text:style-name="P72">Command to fox</text:p>
          </table:table-cell>
        </table:table-row>
        <table:table-row table:style-name="TableLine94770393852352">
          <table:table-cell table:style-name="Table23.A2" office:value-type="string">
            <text:p text:style-name="P72">1</text:p>
          </table:table-cell>
          <table:table-cell table:style-name="Table23.A2" office:value-type="string">
            <text:p text:style-name="P72">0x0<text:span text:style-name="T48">C</text:span></text:p>
          </table:table-cell>
          <table:table-cell table:style-name="Table23.C2" office:value-type="string">
            <text:p text:style-name="P255"><text:span text:style-name="T48">S</text:span>et fox code</text:p>
          </table:table-cell>
        </table:table-row>
        <table:table-row table:style-name="TableLine94770393853168">
          <table:table-cell table:style-name="Table23.A2" office:value-type="string">
            <text:p text:style-name="P262">2</text:p>
          </table:table-cell>
          <table:table-cell table:style-name="Table23.A2" office:value-type="string">
            <text:p text:style-name="P262">0-6</text:p>
          </table:table-cell>
          <table:table-cell table:style-name="Table23.C2" office:value-type="string">
            <text:p text:style-name="P262">Fox code:</text:p>
            <text:p text:style-name="P255">0 – Finish (MO)</text:p>
            <text:p text:style-name="P255"><text:soft-page-break/>1- Fox #1 (MOE)</text:p>
            <text:p text:style-name="P255">2 – Fox #2 (MOI)</text:p>
            <text:p text:style-name="P255">3 – Fox #3 (MOS)</text:p>
            <text:p text:style-name="P255">4 – Fox #4 (MOH)</text:p>
            <text:p text:style-name="P255">5 – Fox #5 (MO5)</text:p>
            <text:p text:style-name="P255">6 – Beacon (S)</text:p>
          </table:table-cell>
        </table:table-row>
      </table:table>
      <text:p text:style-name="P354"/>
      <text:p text:style-name="P144">Fox will answer:</text:p>
      <table:table table:name="Table24" table:style-name="Table24">
        <table:table-column table:style-name="Table24.A" table:number-columns-repeated="3"/>
        <table:table-row table:style-name="TableLine94770393835856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770393870592">
          <table:table-cell table:style-name="Table24.A2" office:value-type="string">
            <text:p text:style-name="P72">0</text:p>
          </table:table-cell>
          <table:table-cell table:style-name="Table24.A2" office:value-type="string">
            <text:p text:style-name="P110">0x01</text:p>
          </table:table-cell>
          <table:table-cell table:style-name="Table24.C2" office:value-type="string">
            <text:p text:style-name="P110">Response to command</text:p>
          </table:table-cell>
        </table:table-row>
        <table:table-row table:style-name="TableLine94770393872160">
          <table:table-cell table:style-name="Table24.A2" office:value-type="string">
            <text:p text:style-name="P177">1</text:p>
          </table:table-cell>
          <table:table-cell table:style-name="Table24.A2" office:value-type="string">
            <text:p text:style-name="P177">0x0<text:span text:style-name="T48">C</text:span></text:p>
          </table:table-cell>
          <table:table-cell table:style-name="Table24.C2" office:value-type="string">
            <text:p text:style-name="P255"><text:span text:style-name="T48">S</text:span>et fox code</text:p>
          </table:table-cell>
        </table:table-row>
        <table:table-row table:style-name="TableLine94770393872976">
          <table:table-cell table:style-name="Table24.A2" office:value-type="string">
            <text:p text:style-name="P236">2</text:p>
          </table:table-cell>
          <table:table-cell table:style-name="Table24.A2" office:value-type="string">
            <text:p text:style-name="P255">0<text:span text:style-name="T48">x00 or 0x01</text:span></text:p>
          </table:table-cell>
          <table:table-cell table:style-name="Table24.C2" office:value-type="string">
            <text:p text:style-name="P110">Is successful?</text:p>
            <text:p text:style-name="P110">0x00 if successful,</text:p>
            <text:p text:style-name="P110">0x01 if not (<text:span text:style-name="T42">if </text:span><text:span text:style-name="T48">requested invalid code</text:span>).</text:p>
          </table:table-cell>
        </table:table-row>
      </table:table>
      <text:p text:style-name="P354"/>
      <text:h text:style-name="P416" text:outline-level="1">Get <text:span text:style-name="T49">speed</text:span></text:h>
      <text:p text:style-name="P321">Issue this command to <text:span text:style-name="T33">get fox </text:span><text:span text:style-name="T34">speed</text:span><text:span text:style-name="T30">.</text:span></text:p>
      <text:p text:style-name="P321"/>
      <text:p text:style-name="P321">Payload format:</text:p>
      <table:table table:name="Table25" table:style-name="Table25">
        <table:table-column table:style-name="Table25.A" table:number-columns-repeated="3"/>
        <table:table-row table:style-name="TableLine94770393878336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770393889232">
          <table:table-cell table:style-name="Table25.A2" office:value-type="string">
            <text:p text:style-name="P73">0</text:p>
          </table:table-cell>
          <table:table-cell table:style-name="Table25.A2" office:value-type="string">
            <text:p text:style-name="P73">0x00</text:p>
          </table:table-cell>
          <table:table-cell table:style-name="Table25.C2" office:value-type="string">
            <text:p text:style-name="P73">Command to fox</text:p>
          </table:table-cell>
        </table:table-row>
        <table:table-row table:style-name="TableLine94770393890736">
          <table:table-cell table:style-name="Table25.A2" office:value-type="string">
            <text:p text:style-name="P73">1</text:p>
          </table:table-cell>
          <table:table-cell table:style-name="Table25.A2" office:value-type="string">
            <text:p text:style-name="P73">0x0<text:span text:style-name="T49">D</text:span></text:p>
          </table:table-cell>
          <table:table-cell table:style-name="Table25.C2" office:value-type="string">
            <text:p text:style-name="P256">Get fox <text:span text:style-name="T49">speed</text:span></text:p>
          </table:table-cell>
        </table:table-row>
      </table:table>
      <text:p text:style-name="P355"/>
      <text:p text:style-name="P145">Fox will answer:</text:p>
      <table:table table:name="Table26" table:style-name="Table26">
        <table:table-column table:style-name="Table26.A" table:number-columns-repeated="3"/>
        <table:table-row table:style-name="TableLine94770393880016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770393905504">
          <table:table-cell table:style-name="Table26.A2" office:value-type="string">
            <text:p text:style-name="P73">0</text:p>
          </table:table-cell>
          <table:table-cell table:style-name="Table26.A2" office:value-type="string">
            <text:p text:style-name="P111">0x01</text:p>
          </table:table-cell>
          <table:table-cell table:style-name="Table26.C2" office:value-type="string">
            <text:p text:style-name="P111">Response to command</text:p>
          </table:table-cell>
        </table:table-row>
        <table:table-row table:style-name="TableLine94770393907008">
          <table:table-cell table:style-name="Table26.A2" office:value-type="string">
            <text:p text:style-name="P178">1</text:p>
          </table:table-cell>
          <table:table-cell table:style-name="Table26.A2" office:value-type="string">
            <text:p text:style-name="P178">0x0<text:span text:style-name="T50">D</text:span></text:p>
          </table:table-cell>
          <table:table-cell table:style-name="Table26.C2" office:value-type="string">
            <text:p text:style-name="P256">Get fox <text:span text:style-name="T50">speed</text:span></text:p>
          </table:table-cell>
        </table:table-row>
        <table:table-row table:style-name="TableLine94770393907824">
          <table:table-cell table:style-name="Table26.A2" office:value-type="string">
            <text:p text:style-name="P237">2</text:p>
          </table:table-cell>
          <table:table-cell table:style-name="Table26.A2" office:value-type="string">
            <text:p text:style-name="P263">0x00 or 0x01</text:p>
          </table:table-cell>
          <table:table-cell table:style-name="Table26.C2" office:value-type="string">
            <text:p text:style-name="P263">Fox speed:</text:p>
            <text:p text:style-name="P263">0x00 – slow,</text:p>
            <text:p text:style-name="P264">0x01 – fast</text:p>
          </table:table-cell>
        </table:table-row>
      </table:table>
      <text:p text:style-name="P355"/>
      <text:h text:style-name="P417" text:outline-level="1"><text:span text:style-name="T51">S</text:span>et <text:span text:style-name="T49">speed</text:span></text:h>
      <text:p text:style-name="P322">Issue this command to <text:span text:style-name="T51">s</text:span><text:span text:style-name="T33">et fox </text:span><text:span text:style-name="T34">speed</text:span><text:span text:style-name="T30">.</text:span></text:p>
      <text:p text:style-name="P53">This command will fail if fox is armed!</text:p>
      <text:p text:style-name="P322">Payload format:</text:p>
      <table:table table:name="Table27" table:style-name="Table27">
        <table:table-column table:style-name="Table27.A" table:number-columns-repeated="3"/>
        <table:table-row table:style-name="TableLine94770393893408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770393929280">
          <table:table-cell table:style-name="Table27.A2" office:value-type="string">
            <text:p text:style-name="P74">0</text:p>
          </table:table-cell>
          <table:table-cell table:style-name="Table27.A2" office:value-type="string">
            <text:p text:style-name="P74">0x00</text:p>
          </table:table-cell>
          <table:table-cell table:style-name="Table27.C2" office:value-type="string">
            <text:p text:style-name="P74">Command to fox</text:p>
          </table:table-cell>
        </table:table-row>
        <table:table-row table:style-name="TableLine94770393930784">
          <table:table-cell table:style-name="Table27.A2" office:value-type="string">
            <text:p text:style-name="P74">1</text:p>
          </table:table-cell>
          <table:table-cell table:style-name="Table27.A2" office:value-type="string">
            <text:p text:style-name="P74">0x0<text:span text:style-name="T51">E</text:span></text:p>
          </table:table-cell>
          <table:table-cell table:style-name="Table27.C2" office:value-type="string">
            <text:p text:style-name="P257"><text:span text:style-name="T51">S</text:span>et fox <text:span text:style-name="T49">speed</text:span></text:p>
          </table:table-cell>
        </table:table-row>
        <table:table-row table:style-name="TableLine94770393931600">
          <table:table-cell table:style-name="Table27.A2" office:value-type="string">
            <text:p text:style-name="P268">2</text:p>
          </table:table-cell>
          <table:table-cell table:style-name="Table27.A2" office:value-type="string">
            <text:p text:style-name="P265">0x00 or 0x01</text:p>
          </table:table-cell>
          <table:table-cell table:style-name="Table27.C2" office:value-type="string">
            <text:p text:style-name="P265">Fox speed:</text:p>
            <text:p text:style-name="P265">0x00 – slow,</text:p>
            <text:p text:style-name="P265">0x01 – fast</text:p>
          </table:table-cell>
        </table:table-row>
      </table:table>
      <text:p text:style-name="P356"/>
      <text:p text:style-name="P146">Fox will answer:</text:p>
      <table:table table:name="Table28" table:style-name="Table28">
        <table:table-column table:style-name="Table28.A" table:number-columns-repeated="3"/>
        <table:table-row table:style-name="TableLine94770393917888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770393949568">
          <table:table-cell table:style-name="Table28.A2" office:value-type="string">
            <text:p text:style-name="P74">0</text:p>
          </table:table-cell>
          <table:table-cell table:style-name="Table28.A2" office:value-type="string">
            <text:p text:style-name="P112">0x01</text:p>
          </table:table-cell>
          <table:table-cell table:style-name="Table28.C2" office:value-type="string">
            <text:p text:style-name="P112">Response to command</text:p>
          </table:table-cell>
        </table:table-row>
        <table:table-row table:style-name="TableLine94770393951136">
          <table:table-cell table:style-name="Table28.A2" office:value-type="string">
            <text:p text:style-name="P179">1</text:p>
          </table:table-cell>
          <table:table-cell table:style-name="Table28.A2" office:value-type="string">
            <text:p text:style-name="P179">0x0<text:span text:style-name="T51">E</text:span></text:p>
          </table:table-cell>
          <table:table-cell table:style-name="Table28.C2" office:value-type="string">
            <text:p text:style-name="P257"><text:span text:style-name="T51">S</text:span>et fox <text:span text:style-name="T50">speed</text:span></text:p>
          </table:table-cell>
        </table:table-row>
        <table:table-row table:style-name="TableLine94770393951952">
          <table:table-cell table:style-name="Table28.A2" office:value-type="string">
            <text:p text:style-name="P238">2</text:p>
          </table:table-cell>
          <table:table-cell table:style-name="Table28.A2" office:value-type="string">
            <text:p text:style-name="P265">0x00 or 0x01</text:p>
          </table:table-cell>
          <table:table-cell table:style-name="Table28.C2" office:value-type="string">
            <text:p text:style-name="P112">Is successful?</text:p>
            <text:p text:style-name="P112">0x00 if successful,</text:p>
            <text:p text:style-name="P112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56"/>
      <text:h text:style-name="P418" text:outline-level="1">Get <text:span text:style-name="T52">cycle</text:span></text:h>
      <text:p text:style-name="P323">Issue this command to <text:span text:style-name="T33">get fox </text:span><text:span text:style-name="T35">cycle parameters</text:span><text:span text:style-name="T30">.</text:span></text:p>
      <text:p text:style-name="P323"/>
      <text:p text:style-name="P323">Payload format:</text:p>
      <table:table table:name="Table29" table:style-name="Table29">
        <table:table-column table:style-name="Table29.A" table:number-columns-repeated="3"/>
        <table:table-row table:style-name="TableLine94770393934512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770393966832">
          <table:table-cell table:style-name="Table29.A2" office:value-type="string">
            <text:p text:style-name="P75">0</text:p>
          </table:table-cell>
          <table:table-cell table:style-name="Table29.A2" office:value-type="string">
            <text:p text:style-name="P75">0x00</text:p>
          </table:table-cell>
          <table:table-cell table:style-name="Table29.C2" office:value-type="string">
            <text:p text:style-name="P75">Command to fox</text:p>
          </table:table-cell>
        </table:table-row>
        <table:table-row table:style-name="TableLine94770393968336">
          <table:table-cell table:style-name="Table29.A2" office:value-type="string">
            <text:p text:style-name="P75">1</text:p>
          </table:table-cell>
          <table:table-cell table:style-name="Table29.A2" office:value-type="string">
            <text:p text:style-name="P75">0x0<text:span text:style-name="T52">F</text:span></text:p>
          </table:table-cell>
          <table:table-cell table:style-name="Table29.C2" office:value-type="string">
            <text:p text:style-name="P258">Get fox <text:span text:style-name="T52">cycle parameters</text:span></text:p>
          </table:table-cell>
        </table:table-row>
      </table:table>
      <text:p text:style-name="P357"/>
      <text:p text:style-name="P147">Fox will answer:</text:p>
      <table:table table:name="Table30" table:style-name="Table30">
        <table:table-column table:style-name="Table30.A" table:number-columns-repeated="3"/>
        <table:table-row table:style-name="TableLine94770393957728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770393988400">
          <table:table-cell table:style-name="Table30.A2" office:value-type="string">
            <text:p text:style-name="P75">0</text:p>
          </table:table-cell>
          <table:table-cell table:style-name="Table30.A2" office:value-type="string">
            <text:p text:style-name="P113">0x01</text:p>
          </table:table-cell>
          <table:table-cell table:style-name="Table30.C2" office:value-type="string">
            <text:p text:style-name="P113">Response to command</text:p>
          </table:table-cell>
        </table:table-row>
        <table:table-row table:style-name="TableLine94770393989904">
          <table:table-cell table:style-name="Table30.A2" office:value-type="string">
            <text:p text:style-name="P180">1</text:p>
          </table:table-cell>
          <table:table-cell table:style-name="Table30.A2" office:value-type="string">
            <text:p text:style-name="P180">0x0<text:span text:style-name="T52">F</text:span></text:p>
          </table:table-cell>
          <table:table-cell table:style-name="Table30.C2" office:value-type="string">
            <text:p text:style-name="P258">Get fox <text:span text:style-name="T52">cycle parameters</text:span></text:p>
          </table:table-cell>
        </table:table-row>
        <table:table-row table:style-name="TableLine94770393990720">
          <table:table-cell table:style-name="Table30.A2" office:value-type="string">
            <text:p text:style-name="P239">2</text:p>
          </table:table-cell>
          <table:table-cell table:style-name="Table30.A2" office:value-type="string">
            <text:p text:style-name="P266">0x00 or 0x01</text:p>
          </table:table-cell>
          <table:table-cell table:style-name="Table30.C2" office:value-type="string">
            <text:p text:style-name="P269">Is continuous transmission?</text:p>
            <text:p text:style-name="P269">0x00 – cyclic transmission,</text:p>
            <text:p text:style-name="P269">0x01 – continuous transmission</text:p>
          </table:table-cell>
        </table:table-row>
        <table:table-row table:style-name="TableLine94770393991664">
          <table:table-cell table:style-name="Table30.A2" office:value-type="string">
            <text:p text:style-name="P271">3-4</text:p>
          </table:table-cell>
          <table:table-cell table:style-name="Table30.A2" office:value-type="string">
            <text:p text:style-name="P271">uint16_t, least significant byte first</text:p>
          </table:table-cell>
          <table:table-cell table:style-name="Table30.C2" office:value-type="string">
            <text:p text:style-name="P271">Transmission time (in seconds), applicable only for cyclic transmission</text:p>
          </table:table-cell>
        </table:table-row>
        <table:table-row table:style-name="TableLine94770393992720">
          <table:table-cell table:style-name="Table30.A2" office:value-type="string">
            <text:p text:style-name="P271">5-6</text:p>
          </table:table-cell>
          <table:table-cell table:style-name="Table30.A2" office:value-type="string">
            <text:p text:style-name="P271">uint16_t, least significant byte first</text:p>
          </table:table-cell>
          <table:table-cell table:style-name="Table30.C2" office:value-type="string">
            <text:p text:style-name="P271">Pause time (in seconds), applicable only for cyclic transmission</text:p>
          </table:table-cell>
        </table:table-row>
      </table:table>
      <text:p text:style-name="P357"/>
      <text:h text:style-name="P419" text:outline-level="1"><text:soft-page-break/><text:span text:style-name="T53">S</text:span>et <text:span text:style-name="T52">cycle</text:span></text:h>
      <text:p text:style-name="P324">Issue this command to <text:span text:style-name="T53">s</text:span><text:span text:style-name="T33">et fox </text:span><text:span text:style-name="T35">cycle parameters</text:span><text:span text:style-name="T30">.</text:span></text:p>
      <text:p text:style-name="P53">This command will fail if fox is armed!</text:p>
      <text:p text:style-name="P324">Payload format:</text:p>
      <table:table table:name="Table31" table:style-name="Table31">
        <table:table-column table:style-name="Table31.A" table:number-columns-repeated="3"/>
        <table:table-row table:style-name="TableLine94770393971008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770394019648">
          <table:table-cell table:style-name="Table31.A2" office:value-type="string">
            <text:p text:style-name="P76">0</text:p>
          </table:table-cell>
          <table:table-cell table:style-name="Table31.A2" office:value-type="string">
            <text:p text:style-name="P76">0x00</text:p>
          </table:table-cell>
          <table:table-cell table:style-name="Table31.C2" office:value-type="string">
            <text:p text:style-name="P76">Command to fox</text:p>
          </table:table-cell>
        </table:table-row>
        <table:table-row table:style-name="TableLine94770394021152">
          <table:table-cell table:style-name="Table31.A2" office:value-type="string">
            <text:p text:style-name="P76">1</text:p>
          </table:table-cell>
          <table:table-cell table:style-name="Table31.A2" office:value-type="string">
            <text:p text:style-name="P76">0x<text:span text:style-name="T53">10</text:span></text:p>
          </table:table-cell>
          <table:table-cell table:style-name="Table31.C2" office:value-type="string">
            <text:p text:style-name="P259"><text:span text:style-name="T53">S</text:span>et fox <text:span text:style-name="T52">cycle parameters</text:span></text:p>
          </table:table-cell>
        </table:table-row>
        <table:table-row table:style-name="TableLine94770394021968">
          <table:table-cell table:style-name="Table31.A2" office:value-type="string">
            <text:p text:style-name="P240">2</text:p>
          </table:table-cell>
          <table:table-cell table:style-name="Table31.A2" office:value-type="string">
            <text:p text:style-name="P267">0x00 or 0x01</text:p>
          </table:table-cell>
          <table:table-cell table:style-name="Table31.C2" office:value-type="string">
            <text:p text:style-name="P270">Is continuous transmission?</text:p>
            <text:p text:style-name="P270">0x00 – cyclic transmission,</text:p>
            <text:p text:style-name="P270">0x01 – continuous transmission</text:p>
          </table:table-cell>
        </table:table-row>
        <table:table-row table:style-name="TableLine94770394022832">
          <table:table-cell table:style-name="Table31.A2" office:value-type="string">
            <text:p text:style-name="P272">3-4</text:p>
          </table:table-cell>
          <table:table-cell table:style-name="Table31.A2" office:value-type="string">
            <text:p text:style-name="P272">uint16_t, least significant byte first</text:p>
          </table:table-cell>
          <table:table-cell table:style-name="Table31.C2" office:value-type="string">
            <text:p text:style-name="P272">Transmission time (in seconds), applicable only for cyclic transmission, <text:span text:style-name="T53">but you must send it in any cases</text:span></text:p>
          </table:table-cell>
        </table:table-row>
        <table:table-row table:style-name="TableLine94770394023648">
          <table:table-cell table:style-name="Table31.A2" office:value-type="string">
            <text:p text:style-name="P272">5-6</text:p>
          </table:table-cell>
          <table:table-cell table:style-name="Table31.A2" office:value-type="string">
            <text:p text:style-name="P272">uint16_t, least significant byte first</text:p>
          </table:table-cell>
          <table:table-cell table:style-name="Table31.C2" office:value-type="string">
            <text:p text:style-name="P272">Pause time (in seconds), applicable only for cyclic transmission, <text:span text:style-name="T53">but you must send it in any cases</text:span></text:p>
          </table:table-cell>
        </table:table-row>
      </table:table>
      <text:p text:style-name="P358"/>
      <text:p text:style-name="P148">Fox will answer:</text:p>
      <table:table table:name="Table32" table:style-name="Table32">
        <table:table-column table:style-name="Table32.A" table:number-columns-repeated="3"/>
        <table:table-row table:style-name="TableLine94770394001856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770394038800">
          <table:table-cell table:style-name="Table32.A2" office:value-type="string">
            <text:p text:style-name="P76">0</text:p>
          </table:table-cell>
          <table:table-cell table:style-name="Table32.A2" office:value-type="string">
            <text:p text:style-name="P114">0x01</text:p>
          </table:table-cell>
          <table:table-cell table:style-name="Table32.C2" office:value-type="string">
            <text:p text:style-name="P114">Response to command</text:p>
          </table:table-cell>
        </table:table-row>
        <table:table-row table:style-name="TableLine94770394040304">
          <table:table-cell table:style-name="Table32.A2" office:value-type="string">
            <text:p text:style-name="P181">1</text:p>
          </table:table-cell>
          <table:table-cell table:style-name="Table32.A2" office:value-type="string">
            <text:p text:style-name="P181">0x<text:span text:style-name="T53">10</text:span></text:p>
          </table:table-cell>
          <table:table-cell table:style-name="Table32.C2" office:value-type="string">
            <text:p text:style-name="P259"><text:span text:style-name="T53">S</text:span>et fox <text:span text:style-name="T52">cycle parameters</text:span></text:p>
          </table:table-cell>
        </table:table-row>
        <table:table-row table:style-name="TableLine94770394041120">
          <table:table-cell table:style-name="Table32.A2" office:value-type="string">
            <text:p text:style-name="P240">2</text:p>
          </table:table-cell>
          <table:table-cell table:style-name="Table32.A2" office:value-type="string">
            <text:p text:style-name="P267">0x00 or 0x01</text:p>
          </table:table-cell>
          <table:table-cell table:style-name="Table32.C2" office:value-type="string">
            <text:p text:style-name="P114">Is successful?</text:p>
            <text:p text:style-name="P114">0x00 if successful,</text:p>
            <text:p text:style-name="P114">0x01 if not (<text:span text:style-name="T56">too short durations</text:span>).</text:p>
          </table:table-cell>
        </table:table-row>
      </table:table>
      <text:p text:style-name="P358"/>
      <text:h text:style-name="P420" text:outline-level="1">Get <text:span text:style-name="T54">ending tone duration</text:span></text:h>
      <text:p text:style-name="P325">Issue this command to <text:span text:style-name="T33">get </text:span><text:span text:style-name="T36">ending tone duration</text:span><text:span text:style-name="T30">.</text:span></text:p>
      <text:p text:style-name="P325"/>
      <text:p text:style-name="P325">Payload format:</text:p>
      <table:table table:name="Table33" table:style-name="Table33">
        <table:table-column table:style-name="Table33.A" table:number-columns-repeated="3"/>
        <table:table-row table:style-name="TableLine94770394026288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770394058240">
          <table:table-cell table:style-name="Table33.A2" office:value-type="string">
            <text:p text:style-name="P77">0</text:p>
          </table:table-cell>
          <table:table-cell table:style-name="Table33.A2" office:value-type="string">
            <text:p text:style-name="P77">0x00</text:p>
          </table:table-cell>
          <table:table-cell table:style-name="Table33.C2" office:value-type="string">
            <text:p text:style-name="P77">Command to fox</text:p>
          </table:table-cell>
        </table:table-row>
        <table:table-row table:style-name="TableLine94770394059744">
          <table:table-cell table:style-name="Table33.A2" office:value-type="string">
            <text:p text:style-name="P77">1</text:p>
          </table:table-cell>
          <table:table-cell table:style-name="Table33.A2" office:value-type="string">
            <text:p text:style-name="P77">0x<text:span text:style-name="T54">11</text:span></text:p>
          </table:table-cell>
          <table:table-cell table:style-name="Table33.C2" office:value-type="string">
            <text:p text:style-name="P260">Get <text:span text:style-name="T54">ending tone duration</text:span></text:p>
          </table:table-cell>
        </table:table-row>
      </table:table>
      <text:p text:style-name="P359"/>
      <text:p text:style-name="P149">Fox will answer:</text:p>
      <table:table table:name="Table34" table:style-name="Table34">
        <table:table-column table:style-name="Table34.A" table:number-columns-repeated="3"/>
        <table:table-row table:style-name="TableLine94770394048864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770394073392">
          <table:table-cell table:style-name="Table34.A2" office:value-type="string">
            <text:p text:style-name="P77">0</text:p>
          </table:table-cell>
          <table:table-cell table:style-name="Table34.A2" office:value-type="string">
            <text:p text:style-name="P115">0x01</text:p>
          </table:table-cell>
          <table:table-cell table:style-name="Table34.C2" office:value-type="string">
            <text:p text:style-name="P115">Response to command</text:p>
          </table:table-cell>
        </table:table-row>
        <text:soft-page-break/>
        <table:table-row table:style-name="TableLine94770394074896">
          <table:table-cell table:style-name="Table34.A2" office:value-type="string">
            <text:p text:style-name="P182">1</text:p>
          </table:table-cell>
          <table:table-cell table:style-name="Table34.A2" office:value-type="string">
            <text:p text:style-name="P182">0x<text:span text:style-name="T54">11</text:span></text:p>
          </table:table-cell>
          <table:table-cell table:style-name="Table34.C2" office:value-type="string">
            <text:p text:style-name="P260">Get <text:span text:style-name="T54">ending tone duration</text:span></text:p>
          </table:table-cell>
        </table:table-row>
        <table:table-row table:style-name="TableLine94770394075712">
          <table:table-cell table:style-name="Table34.A2" office:value-type="string">
            <text:p text:style-name="P241">2</text:p>
          </table:table-cell>
          <table:table-cell table:style-name="Table34.A2" office:value-type="string">
            <text:p text:style-name="P273">uint8_t</text:p>
          </table:table-cell>
          <table:table-cell table:style-name="Table34.C2" office:value-type="string">
            <text:p text:style-name="P273">Ending tone duration in seconds</text:p>
          </table:table-cell>
        </table:table-row>
      </table:table>
      <text:p text:style-name="P359"/>
      <text:h text:style-name="P421" text:outline-level="1"><text:span text:style-name="T55">S</text:span>et <text:span text:style-name="T54">ending tone duration</text:span></text:h>
      <text:p text:style-name="P326">Issue this command to <text:span text:style-name="T55">s</text:span><text:span text:style-name="T33">et </text:span><text:span text:style-name="T36">ending tone duration</text:span><text:span text:style-name="T30">.</text:span></text:p>
      <text:p text:style-name="P53">This command will fail if fox is armed!</text:p>
      <text:p text:style-name="P326">Payload format:</text:p>
      <table:table table:name="Table35" table:style-name="Table35">
        <table:table-column table:style-name="Table35.A" table:number-columns-repeated="3"/>
        <table:table-row table:style-name="TableLine94770394062288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770394095952">
          <table:table-cell table:style-name="Table35.A2" office:value-type="string">
            <text:p text:style-name="P78">0</text:p>
          </table:table-cell>
          <table:table-cell table:style-name="Table35.A2" office:value-type="string">
            <text:p text:style-name="P78">0x00</text:p>
          </table:table-cell>
          <table:table-cell table:style-name="Table35.C2" office:value-type="string">
            <text:p text:style-name="P78">Command to fox</text:p>
          </table:table-cell>
        </table:table-row>
        <table:table-row table:style-name="TableLine94770394097456">
          <table:table-cell table:style-name="Table35.A2" office:value-type="string">
            <text:p text:style-name="P78">1</text:p>
          </table:table-cell>
          <table:table-cell table:style-name="Table35.A2" office:value-type="string">
            <text:p text:style-name="P78">0x<text:span text:style-name="T54">1</text:span><text:span text:style-name="T55">2</text:span></text:p>
          </table:table-cell>
          <table:table-cell table:style-name="Table35.C2" office:value-type="string">
            <text:p text:style-name="P261"><text:span text:style-name="T55">S</text:span>et <text:span text:style-name="T54">ending tone duration</text:span></text:p>
          </table:table-cell>
        </table:table-row>
        <table:table-row table:style-name="TableLine94770394098272">
          <table:table-cell table:style-name="Table35.A2" office:value-type="string">
            <text:p text:style-name="P274">2</text:p>
          </table:table-cell>
          <table:table-cell table:style-name="Table35.A2" office:value-type="string">
            <text:p text:style-name="P274">uin8_t</text:p>
          </table:table-cell>
          <table:table-cell table:style-name="Table35.C2" office:value-type="string">
            <text:p text:style-name="P274">Ending tone duration in seconds</text:p>
          </table:table-cell>
        </table:table-row>
      </table:table>
      <text:p text:style-name="P360"/>
      <text:p text:style-name="P150">Fox will answer:</text:p>
      <table:table table:name="Table36" table:style-name="Table36">
        <table:table-column table:style-name="Table36.A" table:number-columns-repeated="3"/>
        <table:table-row table:style-name="TableLine94770394085584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770394114928">
          <table:table-cell table:style-name="Table36.A2" office:value-type="string">
            <text:p text:style-name="P78">0</text:p>
          </table:table-cell>
          <table:table-cell table:style-name="Table36.A2" office:value-type="string">
            <text:p text:style-name="P116">0x01</text:p>
          </table:table-cell>
          <table:table-cell table:style-name="Table36.C2" office:value-type="string">
            <text:p text:style-name="P116">Response to command</text:p>
          </table:table-cell>
        </table:table-row>
        <table:table-row table:style-name="TableLine94770394116432">
          <table:table-cell table:style-name="Table36.A2" office:value-type="string">
            <text:p text:style-name="P183">1</text:p>
          </table:table-cell>
          <table:table-cell table:style-name="Table36.A2" office:value-type="string">
            <text:p text:style-name="P183">0x<text:span text:style-name="T54">1</text:span><text:span text:style-name="T55">2</text:span></text:p>
          </table:table-cell>
          <table:table-cell table:style-name="Table36.C2" office:value-type="string">
            <text:p text:style-name="P261"><text:span text:style-name="T55">S</text:span>et <text:span text:style-name="T54">ending tone duration</text:span></text:p>
          </table:table-cell>
        </table:table-row>
        <table:table-row table:style-name="TableLine94770394117248">
          <table:table-cell table:style-name="Table36.A2" office:value-type="string">
            <text:p text:style-name="P242">2</text:p>
          </table:table-cell>
          <table:table-cell table:style-name="Table36.A2" office:value-type="string">
            <text:p text:style-name="P274">0x00 or 0x01</text:p>
          </table:table-cell>
          <table:table-cell table:style-name="Table36.C2" office:value-type="string">
            <text:p text:style-name="P116">Is successful?</text:p>
            <text:p text:style-name="P116">0x00 if successful,</text:p>
            <text:p text:style-name="P116">0x01 if not (<text:span text:style-name="T55">too long ending tone</text:span>).</text:p>
          </table:table-cell>
        </table:table-row>
      </table:table>
      <text:p text:style-name="P360"/>
      <text:h text:style-name="P422" text:outline-level="1">Get begin and end times</text:h>
      <text:p text:style-name="P327">Issue this command to <text:span text:style-name="T57">get times when fox will turn on and off.</text:span></text:p>
      <text:p text:style-name="P327"/>
      <text:p text:style-name="P327">Payload format:</text:p>
      <table:table table:name="Table37" table:style-name="Table37">
        <table:table-column table:style-name="Table37.A" table:number-columns-repeated="3"/>
        <table:table-row table:style-name="TableLine94770394101184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770394133536">
          <table:table-cell table:style-name="Table37.A2" office:value-type="string">
            <text:p text:style-name="P79">0</text:p>
          </table:table-cell>
          <table:table-cell table:style-name="Table37.A2" office:value-type="string">
            <text:p text:style-name="P79">0x00</text:p>
          </table:table-cell>
          <table:table-cell table:style-name="Table37.C2" office:value-type="string">
            <text:p text:style-name="P79">Command to fox</text:p>
          </table:table-cell>
        </table:table-row>
        <table:table-row table:style-name="TableLine94770394135040">
          <table:table-cell table:style-name="Table37.A2" office:value-type="string">
            <text:p text:style-name="P79">1</text:p>
          </table:table-cell>
          <table:table-cell table:style-name="Table37.A2" office:value-type="string">
            <text:p text:style-name="P79">0x<text:span text:style-name="T54">1</text:span><text:span text:style-name="T57">3</text:span></text:p>
          </table:table-cell>
          <table:table-cell table:style-name="Table37.C2" office:value-type="string">
            <text:p text:style-name="P275">Get begin and end times</text:p>
          </table:table-cell>
        </table:table-row>
      </table:table>
      <text:p text:style-name="P361"/>
      <text:p text:style-name="P151">Fox will answer:</text:p>
      <table:table table:name="Table38" table:style-name="Table38">
        <table:table-column table:style-name="Table38.A" table:number-columns-repeated="3"/>
        <table:table-row table:style-name="TableLine94770394123376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770394152240">
          <table:table-cell table:style-name="Table38.A2" office:value-type="string">
            <text:p text:style-name="P79">0</text:p>
          </table:table-cell>
          <table:table-cell table:style-name="Table38.A2" office:value-type="string">
            <text:p text:style-name="P117">0x01</text:p>
          </table:table-cell>
          <table:table-cell table:style-name="Table38.C2" office:value-type="string">
            <text:p text:style-name="P117">Response to command</text:p>
          </table:table-cell>
        </table:table-row>
        <table:table-row table:style-name="TableLine94770394153744">
          <table:table-cell table:style-name="Table38.A2" office:value-type="string">
            <text:p text:style-name="P184">1</text:p>
          </table:table-cell>
          <table:table-cell table:style-name="Table38.A2" office:value-type="string">
            <text:p text:style-name="P184">0x<text:span text:style-name="T54">1</text:span><text:span text:style-name="T57">3</text:span></text:p>
          </table:table-cell>
          <table:table-cell table:style-name="Table38.C2" office:value-type="string">
            <text:p text:style-name="P275">Get begin and end times</text:p>
          </table:table-cell>
        </table:table-row>
        <table:table-row table:style-name="TableLine94770394154560">
          <table:table-cell table:style-name="Table38.A2" office:value-type="string">
            <text:p text:style-name="P243">2-<text:span text:style-name="T57">5</text:span></text:p>
          </table:table-cell>
          <table:table-cell table:style-name="Table38.A2" office:value-type="string">
            <text:p text:style-name="P275">uint32_t, least significant byte first</text:p>
          </table:table-cell>
          <table:table-cell table:style-name="Table38.C2" office:value-type="string">
            <text:p text:style-name="P275">Begin time (seconds since midnight)</text:p>
          </table:table-cell>
        </table:table-row>
        <table:table-row table:style-name="TableLine94770394155424">
          <table:table-cell table:style-name="Table38.A2" office:value-type="string">
            <text:p text:style-name="P275">6-9</text:p>
          </table:table-cell>
          <table:table-cell table:style-name="Table38.A2" office:value-type="string">
            <text:p text:style-name="P275">uin32_t, least significant byte <text:soft-page-break/>first</text:p>
          </table:table-cell>
          <table:table-cell table:style-name="Table38.C2" office:value-type="string">
            <text:p text:style-name="P275">End time (seconds since <text:soft-page-break/>midnight)</text:p>
          </table:table-cell>
        </table:table-row>
      </table:table>
      <text:p text:style-name="P361"/>
      <text:h text:style-name="P426" text:outline-level="1">Is fox armed?</text:h>
      <text:p text:style-name="P328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28"/>
      <text:p text:style-name="P328">Payload format:</text:p>
      <table:table table:name="Table39" table:style-name="Table39">
        <table:table-column table:style-name="Table39.A" table:number-columns-repeated="3"/>
        <table:table-row table:style-name="TableLine94770394137904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770394171888">
          <table:table-cell table:style-name="Table39.A2" office:value-type="string">
            <text:p text:style-name="P80">0</text:p>
          </table:table-cell>
          <table:table-cell table:style-name="Table39.A2" office:value-type="string">
            <text:p text:style-name="P80">0x00</text:p>
          </table:table-cell>
          <table:table-cell table:style-name="Table39.C2" office:value-type="string">
            <text:p text:style-name="P80">Command to fox</text:p>
          </table:table-cell>
        </table:table-row>
        <table:table-row table:style-name="TableLine94770394173392">
          <table:table-cell table:style-name="Table39.A2" office:value-type="string">
            <text:p text:style-name="P80">1</text:p>
          </table:table-cell>
          <table:table-cell table:style-name="Table39.A2" office:value-type="string">
            <text:p text:style-name="P80">0x<text:span text:style-name="T54">1</text:span><text:span text:style-name="T58">4</text:span></text:p>
          </table:table-cell>
          <table:table-cell table:style-name="Table39.C2" office:value-type="string">
            <text:p text:style-name="P282">Is fox armed?</text:p>
          </table:table-cell>
        </table:table-row>
      </table:table>
      <text:p text:style-name="P362"/>
      <text:p text:style-name="P152">Fox will answer:</text:p>
      <table:table table:name="Table40" table:style-name="Table40">
        <table:table-column table:style-name="Table40.A" table:number-columns-repeated="3"/>
        <table:table-row table:style-name="TableLine94770394162608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770394187696">
          <table:table-cell table:style-name="Table40.A2" office:value-type="string">
            <text:p text:style-name="P80">0</text:p>
          </table:table-cell>
          <table:table-cell table:style-name="Table40.A2" office:value-type="string">
            <text:p text:style-name="P118">0x01</text:p>
          </table:table-cell>
          <table:table-cell table:style-name="Table40.C2" office:value-type="string">
            <text:p text:style-name="P118">Response to command</text:p>
          </table:table-cell>
        </table:table-row>
        <table:table-row table:style-name="TableLine94770394189200">
          <table:table-cell table:style-name="Table40.A2" office:value-type="string">
            <text:p text:style-name="P185">1</text:p>
          </table:table-cell>
          <table:table-cell table:style-name="Table40.A2" office:value-type="string">
            <text:p text:style-name="P185">0x<text:span text:style-name="T54">1</text:span><text:span text:style-name="T58">4</text:span></text:p>
          </table:table-cell>
          <table:table-cell table:style-name="Table40.C2" office:value-type="string">
            <text:p text:style-name="P282">Is fox armed?</text:p>
          </table:table-cell>
        </table:table-row>
        <table:table-row table:style-name="TableLine94770394190016">
          <table:table-cell table:style-name="Table40.A2" office:value-type="string">
            <text:p text:style-name="P244">2</text:p>
          </table:table-cell>
          <table:table-cell table:style-name="Table40.A2" office:value-type="string">
            <text:p text:style-name="P282">0x00 or 0x01</text:p>
          </table:table-cell>
          <table:table-cell table:style-name="Table40.C2" office:value-type="string">
            <text:p text:style-name="P282">0x00 if not armed,</text:p>
            <text:p text:style-name="P282">0x01 if armed</text:p>
          </table:table-cell>
        </table:table-row>
      </table:table>
      <text:p text:style-name="P362"/>
      <text:h text:style-name="P427" text:outline-level="1">Arm fox</text:h>
      <text:p text:style-name="P329">Issue this command to <text:span text:style-name="T59">arm fox. Armed fox will start to transmit at previously set time.</text:span></text:p>
      <text:p text:style-name="P329"/>
      <text:p text:style-name="P329">Payload format:</text:p>
      <table:table table:name="Table41" table:style-name="Table41">
        <table:table-column table:style-name="Table41.A" table:number-columns-repeated="3"/>
        <table:table-row table:style-name="TableLine94770394176256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770394215056">
          <table:table-cell table:style-name="Table41.A2" office:value-type="string">
            <text:p text:style-name="P81">0</text:p>
          </table:table-cell>
          <table:table-cell table:style-name="Table41.A2" office:value-type="string">
            <text:p text:style-name="P81">0x00</text:p>
          </table:table-cell>
          <table:table-cell table:style-name="Table41.C2" office:value-type="string">
            <text:p text:style-name="P81">Command to fox</text:p>
          </table:table-cell>
        </table:table-row>
        <table:table-row table:style-name="TableLine94770394216560">
          <table:table-cell table:style-name="Table41.A2" office:value-type="string">
            <text:p text:style-name="P81">1</text:p>
          </table:table-cell>
          <table:table-cell table:style-name="Table41.A2" office:value-type="string">
            <text:p text:style-name="P81">0x<text:span text:style-name="T54">1</text:span><text:span text:style-name="T59">5</text:span></text:p>
          </table:table-cell>
          <table:table-cell table:style-name="Table41.C2" office:value-type="string">
            <text:p text:style-name="P286">Arm fox</text:p>
          </table:table-cell>
        </table:table-row>
      </table:table>
      <text:p text:style-name="P363"/>
      <text:p text:style-name="P153">Fox will answer:</text:p>
      <table:table table:name="Table42" table:style-name="Table42">
        <table:table-column table:style-name="Table42.A" table:number-columns-repeated="3"/>
        <table:table-row table:style-name="TableLine94770394196240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770394232496">
          <table:table-cell table:style-name="Table42.A2" office:value-type="string">
            <text:p text:style-name="P81">0</text:p>
          </table:table-cell>
          <table:table-cell table:style-name="Table42.A2" office:value-type="string">
            <text:p text:style-name="P119">0x01</text:p>
          </table:table-cell>
          <table:table-cell table:style-name="Table42.C2" office:value-type="string">
            <text:p text:style-name="P119">Response to command</text:p>
          </table:table-cell>
        </table:table-row>
        <table:table-row table:style-name="TableLine94770394234000">
          <table:table-cell table:style-name="Table42.A2" office:value-type="string">
            <text:p text:style-name="P186">1</text:p>
          </table:table-cell>
          <table:table-cell table:style-name="Table42.A2" office:value-type="string">
            <text:p text:style-name="P186">0x<text:span text:style-name="T54">1</text:span><text:span text:style-name="T59">5</text:span></text:p>
          </table:table-cell>
          <table:table-cell table:style-name="Table42.C2" office:value-type="string">
            <text:p text:style-name="P286">Arm fox</text:p>
          </table:table-cell>
        </table:table-row>
        <table:table-row table:style-name="TableLine94770394234816">
          <table:table-cell table:style-name="Table42.A2" office:value-type="string">
            <text:p text:style-name="P245">2</text:p>
          </table:table-cell>
          <table:table-cell table:style-name="Table42.A2" office:value-type="string">
            <text:p text:style-name="P283">0x00 or 0x01</text:p>
          </table:table-cell>
          <table:table-cell table:style-name="Table42.C2" office:value-type="string">
            <text:p text:style-name="P119">Is successful?</text:p>
            <text:p text:style-name="P119">0x00 if successful,</text:p>
            <text:p text:style-name="P119">0x01 if not (<text:span text:style-name="T80">fox already armed, fox example</text:span>)</text:p>
          </table:table-cell>
        </table:table-row>
      </table:table>
      <text:p text:style-name="P363"/>
      <text:p text:style-name="P48">Note, that successful answer doesn’t mean that fox is armed, it just signalizing that arming process is started. For arming completion s<text:span text:style-name="T77">ee “Fox armed” event.</text:span></text:p>
      <text:p text:style-name="P363"><text:soft-page-break/></text:p>
      <text:h text:style-name="P428" text:outline-level="1"><text:span text:style-name="T60">Disa</text:span>rm fox</text:h>
      <text:p text:style-name="P330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30"/>
      <text:p text:style-name="P55">This command will fail if fox is <text:span text:style-name="T81">NOT</text:span> armed!</text:p>
      <text:p text:style-name="P382"><text:span text:style-name="T1">This command will fail if </text:span><text:span text:style-name="T3">antenna matching in progress!</text:span></text:p>
      <text:p text:style-name="P330">Payload format:</text:p>
      <table:table table:name="Table43" table:style-name="Table43">
        <table:table-column table:style-name="Table43.A" table:number-columns-repeated="3"/>
        <table:table-row table:style-name="TableLine94770394219424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770394255056">
          <table:table-cell table:style-name="Table43.A2" office:value-type="string">
            <text:p text:style-name="P82">0</text:p>
          </table:table-cell>
          <table:table-cell table:style-name="Table43.A2" office:value-type="string">
            <text:p text:style-name="P82">0x00</text:p>
          </table:table-cell>
          <table:table-cell table:style-name="Table43.C2" office:value-type="string">
            <text:p text:style-name="P82">Command to fox</text:p>
          </table:table-cell>
        </table:table-row>
        <table:table-row table:style-name="TableLine94770394256560">
          <table:table-cell table:style-name="Table43.A2" office:value-type="string">
            <text:p text:style-name="P82">1</text:p>
          </table:table-cell>
          <table:table-cell table:style-name="Table43.A2" office:value-type="string">
            <text:p text:style-name="P82">0x<text:span text:style-name="T54">1</text:span><text:span text:style-name="T61">6</text:span></text:p>
          </table:table-cell>
          <table:table-cell table:style-name="Table43.C2" office:value-type="string">
            <text:p text:style-name="P287"><text:span text:style-name="T61">Disa</text:span>rm fox</text:p>
          </table:table-cell>
        </table:table-row>
      </table:table>
      <text:p text:style-name="P364"/>
      <text:p text:style-name="P154">Fox will answer:</text:p>
      <table:table table:name="Table44" table:style-name="Table44">
        <table:table-column table:style-name="Table44.A" table:number-columns-repeated="3"/>
        <table:table-row table:style-name="TableLine94770394245680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770394274272">
          <table:table-cell table:style-name="Table44.A2" office:value-type="string">
            <text:p text:style-name="P82">0</text:p>
          </table:table-cell>
          <table:table-cell table:style-name="Table44.A2" office:value-type="string">
            <text:p text:style-name="P120">0x01</text:p>
          </table:table-cell>
          <table:table-cell table:style-name="Table44.C2" office:value-type="string">
            <text:p text:style-name="P120">Response to command</text:p>
          </table:table-cell>
        </table:table-row>
        <table:table-row table:style-name="TableLine94770394275840">
          <table:table-cell table:style-name="Table44.A2" office:value-type="string">
            <text:p text:style-name="P187">1</text:p>
          </table:table-cell>
          <table:table-cell table:style-name="Table44.A2" office:value-type="string">
            <text:p text:style-name="P187">0x<text:span text:style-name="T54">1</text:span><text:span text:style-name="T61">6</text:span></text:p>
          </table:table-cell>
          <table:table-cell table:style-name="Table44.C2" office:value-type="string">
            <text:p text:style-name="P287"><text:span text:style-name="T61">Disa</text:span>rm fox</text:p>
          </table:table-cell>
        </table:table-row>
        <table:table-row table:style-name="TableLine94770394276656">
          <table:table-cell table:style-name="Table44.A2" office:value-type="string">
            <text:p text:style-name="P246">2</text:p>
          </table:table-cell>
          <table:table-cell table:style-name="Table44.A2" office:value-type="string">
            <text:p text:style-name="P284">0x00 or 0x01</text:p>
          </table:table-cell>
          <table:table-cell table:style-name="Table44.C2" office:value-type="string">
            <text:p text:style-name="P120">Is successful?</text:p>
            <text:p text:style-name="P120">0x00 if successful,</text:p>
            <text:p text:style-name="P120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64"/>
      <text:h text:style-name="P423" text:outline-level="1"><text:span text:style-name="T62">S</text:span>et begin and end times</text:h>
      <text:p text:style-name="P331">Issue this command to <text:span text:style-name="T62">s</text:span><text:span text:style-name="T57">et times when fox will turn on and off.</text:span></text:p>
      <text:p text:style-name="P54">This command will fail if fox is armed!</text:p>
      <text:p text:style-name="P331">Payload format:</text:p>
      <table:table table:name="Таблица5" table:style-name="Таблица5">
        <table:table-column table:style-name="Таблица5.A" table:number-columns-repeated="3"/>
        <table:table-row table:style-name="TableLine94770394259104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770394296528">
          <table:table-cell table:style-name="Таблица5.A2" office:value-type="string">
            <text:p text:style-name="P83">0</text:p>
          </table:table-cell>
          <table:table-cell table:style-name="Таблица5.A2" office:value-type="string">
            <text:p text:style-name="P83">0x00</text:p>
          </table:table-cell>
          <table:table-cell table:style-name="Таблица5.C2" office:value-type="string">
            <text:p text:style-name="P83">Command to fox</text:p>
          </table:table-cell>
        </table:table-row>
        <table:table-row table:style-name="TableLine94770394298032">
          <table:table-cell table:style-name="Таблица5.A2" office:value-type="string">
            <text:p text:style-name="P83">1</text:p>
          </table:table-cell>
          <table:table-cell table:style-name="Таблица5.A2" office:value-type="string">
            <text:p text:style-name="P83">0x<text:span text:style-name="T54">1</text:span><text:span text:style-name="T62">7</text:span></text:p>
          </table:table-cell>
          <table:table-cell table:style-name="Таблица5.C2" office:value-type="string">
            <text:p text:style-name="P276"><text:span text:style-name="T62">S</text:span>et begin and end times</text:p>
          </table:table-cell>
        </table:table-row>
        <table:table-row table:style-name="TableLine94770394298848">
          <table:table-cell table:style-name="Таблица5.A2" office:value-type="string">
            <text:p text:style-name="P247">2-<text:span text:style-name="T57">5</text:span></text:p>
          </table:table-cell>
          <table:table-cell table:style-name="Таблица5.A2" office:value-type="string">
            <text:p text:style-name="P276">uint32_t, least significant byte first</text:p>
          </table:table-cell>
          <table:table-cell table:style-name="Таблица5.C2" office:value-type="string">
            <text:p text:style-name="P276">Begin time (seconds since midnight)</text:p>
          </table:table-cell>
        </table:table-row>
        <table:table-row table:style-name="TableLine94770394299792">
          <table:table-cell table:style-name="Таблица5.A2" office:value-type="string">
            <text:p text:style-name="P276">6-9</text:p>
          </table:table-cell>
          <table:table-cell table:style-name="Таблица5.A2" office:value-type="string">
            <text:p text:style-name="P276">uin32_t, least significant byte first</text:p>
          </table:table-cell>
          <table:table-cell table:style-name="Таблица5.C2" office:value-type="string">
            <text:p text:style-name="P276">End time (seconds since midnight)</text:p>
          </table:table-cell>
        </table:table-row>
      </table:table>
      <text:p text:style-name="P365"/>
      <text:p text:style-name="P155">Fox will answer:</text:p>
      <table:table table:name="Таблица6" table:style-name="Таблица6">
        <table:table-column table:style-name="Таблица6.A" table:number-columns-repeated="3"/>
        <table:table-row table:style-name="TableLine94770394282112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770394316080">
          <table:table-cell table:style-name="Таблица6.A2" office:value-type="string">
            <text:p text:style-name="P83">0</text:p>
          </table:table-cell>
          <table:table-cell table:style-name="Таблица6.A2" office:value-type="string">
            <text:p text:style-name="P121">0x01</text:p>
          </table:table-cell>
          <table:table-cell table:style-name="Таблица6.C2" office:value-type="string">
            <text:p text:style-name="P121">Response to command</text:p>
          </table:table-cell>
        </table:table-row>
        <text:soft-page-break/>
        <table:table-row table:style-name="TableLine94770394317584">
          <table:table-cell table:style-name="Таблица6.A2" office:value-type="string">
            <text:p text:style-name="P188">1</text:p>
          </table:table-cell>
          <table:table-cell table:style-name="Таблица6.A2" office:value-type="string">
            <text:p text:style-name="P188">0x<text:span text:style-name="T54">1</text:span><text:span text:style-name="T62">7</text:span></text:p>
          </table:table-cell>
          <table:table-cell table:style-name="Таблица6.C2" office:value-type="string">
            <text:p text:style-name="P276"><text:span text:style-name="T62">S</text:span>et begin and end times</text:p>
          </table:table-cell>
        </table:table-row>
        <table:table-row table:style-name="TableLine94770394318400">
          <table:table-cell table:style-name="Таблица6.A2" office:value-type="string">
            <text:p text:style-name="P288">2</text:p>
          </table:table-cell>
          <table:table-cell table:style-name="Таблица6.A2" office:value-type="string">
            <text:p text:style-name="P285">0x00 or 0x01</text:p>
          </table:table-cell>
          <table:table-cell table:style-name="Таблица6.C2" office:value-type="string">
            <text:p text:style-name="P121">Is successful?</text:p>
            <text:p text:style-name="P121">0x00 if successful,</text:p>
            <text:p text:style-name="P121">0x01 if not (<text:span text:style-name="T62">End time is earlier or equal to begin time</text:span>)</text:p>
          </table:table-cell>
        </table:table-row>
      </table:table>
      <text:p text:style-name="P365"/>
      <text:h text:style-name="P424" text:outline-level="1">Get <text:span text:style-name="T63">output power</text:span></text:h>
      <text:p text:style-name="P332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32"/>
      <text:p text:style-name="P332">Payload format:</text:p>
      <table:table table:name="Table45" table:style-name="Table45">
        <table:table-column table:style-name="Table45.A" table:number-columns-repeated="3"/>
        <table:table-row table:style-name="TableLine94770394302912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770394334720">
          <table:table-cell table:style-name="Table45.A2" office:value-type="string">
            <text:p text:style-name="P84">0</text:p>
          </table:table-cell>
          <table:table-cell table:style-name="Table45.A2" office:value-type="string">
            <text:p text:style-name="P84">0x00</text:p>
          </table:table-cell>
          <table:table-cell table:style-name="Table45.C2" office:value-type="string">
            <text:p text:style-name="P84">Command to fox</text:p>
          </table:table-cell>
        </table:table-row>
        <table:table-row table:style-name="TableLine94770394336224">
          <table:table-cell table:style-name="Table45.A2" office:value-type="string">
            <text:p text:style-name="P84">1</text:p>
          </table:table-cell>
          <table:table-cell table:style-name="Table45.A2" office:value-type="string">
            <text:p text:style-name="P84">0x<text:span text:style-name="T54">1</text:span><text:span text:style-name="T64">8</text:span></text:p>
          </table:table-cell>
          <table:table-cell table:style-name="Table45.C2" office:value-type="string">
            <text:p text:style-name="P289">Get fox power</text:p>
          </table:table-cell>
        </table:table-row>
      </table:table>
      <text:p text:style-name="P366"/>
      <text:p text:style-name="P156">Fox will answer:</text:p>
      <table:table table:name="Table46" table:style-name="Table46">
        <table:table-column table:style-name="Table46.A" table:number-columns-repeated="3"/>
        <table:table-row table:style-name="TableLine94770394325008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770394351504">
          <table:table-cell table:style-name="Table46.A2" office:value-type="string">
            <text:p text:style-name="P84">0</text:p>
          </table:table-cell>
          <table:table-cell table:style-name="Table46.A2" office:value-type="string">
            <text:p text:style-name="P122">0x01</text:p>
          </table:table-cell>
          <table:table-cell table:style-name="Table46.C2" office:value-type="string">
            <text:p text:style-name="P122">Response to command</text:p>
          </table:table-cell>
        </table:table-row>
        <table:table-row table:style-name="TableLine94770394353008">
          <table:table-cell table:style-name="Table46.A2" office:value-type="string">
            <text:p text:style-name="P189">1</text:p>
          </table:table-cell>
          <table:table-cell table:style-name="Table46.A2" office:value-type="string">
            <text:p text:style-name="P189">0x<text:span text:style-name="T54">1</text:span><text:span text:style-name="T65">8</text:span></text:p>
          </table:table-cell>
          <table:table-cell table:style-name="Table46.C2" office:value-type="string">
            <text:p text:style-name="P298">Get fox power</text:p>
          </table:table-cell>
        </table:table-row>
        <table:table-row table:style-name="TableLine94770394353824">
          <table:table-cell table:style-name="Table46.A2" office:value-type="string">
            <text:p text:style-name="P248">2-<text:span text:style-name="T57">5</text:span></text:p>
          </table:table-cell>
          <table:table-cell table:style-name="Table46.A2" office:value-type="string">
            <text:p text:style-name="P277"><text:span text:style-name="T66">f</text:span><text:span text:style-name="T65">loat</text:span></text:p>
          </table:table-cell>
          <table:table-cell table:style-name="Table46.C2" office:value-type="string">
            <text:p text:style-name="P298">Fox power in watts</text:p>
          </table:table-cell>
        </table:table-row>
      </table:table>
      <text:p text:style-name="P366"/>
      <text:h text:style-name="P425" text:outline-level="1"><text:span text:style-name="T67">S</text:span>et <text:span text:style-name="T63">output power</text:span></text:h>
      <text:p text:style-name="P333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54">This command will fail if fox is armed!</text:p>
      <text:p text:style-name="P333">Payload format:</text:p>
      <table:table table:name="Table47" table:style-name="Table47">
        <table:table-column table:style-name="Table47.A" table:number-columns-repeated="3"/>
        <table:table-row table:style-name="TableLine94770394339088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770394372368">
          <table:table-cell table:style-name="Table47.A2" office:value-type="string">
            <text:p text:style-name="P85">0</text:p>
          </table:table-cell>
          <table:table-cell table:style-name="Table47.A2" office:value-type="string">
            <text:p text:style-name="P85">0x00</text:p>
          </table:table-cell>
          <table:table-cell table:style-name="Table47.C2" office:value-type="string">
            <text:p text:style-name="P85">Command to fox</text:p>
          </table:table-cell>
        </table:table-row>
        <table:table-row table:style-name="TableLine94770394373872">
          <table:table-cell table:style-name="Table47.A2" office:value-type="string">
            <text:p text:style-name="P85">1</text:p>
          </table:table-cell>
          <table:table-cell table:style-name="Table47.A2" office:value-type="string">
            <text:p text:style-name="P85">0x<text:span text:style-name="T54">1</text:span><text:span text:style-name="T68">9</text:span></text:p>
          </table:table-cell>
          <table:table-cell table:style-name="Table47.C2" office:value-type="string">
            <text:p text:style-name="P290"><text:span text:style-name="T68">S</text:span>et fox power</text:p>
          </table:table-cell>
        </table:table-row>
        <table:table-row table:style-name="TableLine94770394374688">
          <table:table-cell table:style-name="Table47.A2" office:value-type="string">
            <text:p text:style-name="P301">2-5</text:p>
          </table:table-cell>
          <table:table-cell table:style-name="Table47.A2" office:value-type="string">
            <text:p text:style-name="P301">float</text:p>
          </table:table-cell>
          <table:table-cell table:style-name="Table47.C2" office:value-type="string">
            <text:p text:style-name="P301">Fox power in watts</text:p>
          </table:table-cell>
        </table:table-row>
      </table:table>
      <text:p text:style-name="P367"/>
      <text:p text:style-name="P157">Fox will answer:</text:p>
      <table:table table:name="Table48" table:style-name="Table48">
        <table:table-column table:style-name="Table48.A" table:number-columns-repeated="3"/>
        <table:table-row table:style-name="TableLine94770394362128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770394391312">
          <table:table-cell table:style-name="Table48.A2" office:value-type="string">
            <text:p text:style-name="P85">0</text:p>
          </table:table-cell>
          <table:table-cell table:style-name="Table48.A2" office:value-type="string">
            <text:p text:style-name="P123">0x01</text:p>
          </table:table-cell>
          <table:table-cell table:style-name="Table48.C2" office:value-type="string">
            <text:p text:style-name="P123">Response to command</text:p>
          </table:table-cell>
        </table:table-row>
        <table:table-row table:style-name="TableLine94770394392816">
          <table:table-cell table:style-name="Table48.A2" office:value-type="string">
            <text:p text:style-name="P190">1</text:p>
          </table:table-cell>
          <table:table-cell table:style-name="Table48.A2" office:value-type="string">
            <text:p text:style-name="P190">0x<text:span text:style-name="T54">1</text:span><text:span text:style-name="T68">9</text:span></text:p>
          </table:table-cell>
          <table:table-cell table:style-name="Table48.C2" office:value-type="string">
            <text:p text:style-name="P299"><text:span text:style-name="T68">S</text:span>et fox power</text:p>
          </table:table-cell>
        </table:table-row>
        <table:table-row table:style-name="TableLine94770394393632">
          <table:table-cell table:style-name="Table48.A2" office:value-type="string">
            <text:p text:style-name="P288">2</text:p>
          </table:table-cell>
          <table:table-cell table:style-name="Table48.A2" office:value-type="string">
            <text:p text:style-name="P285">0x00 or 0x01</text:p>
          </table:table-cell>
          <table:table-cell table:style-name="Table48.C2" office:value-type="string">
            <text:p text:style-name="P121">Is successful?</text:p>
            <text:p text:style-name="P121"><text:soft-page-break/>0x00 if successful,</text:p>
            <text:p text:style-name="P121">0x01 if not (<text:span text:style-name="T68">incorrect power or 144MHz mode</text:span>)</text:p>
          </table:table-cell>
        </table:table-row>
      </table:table>
      <text:p text:style-name="P367"/>
      <text:h text:style-name="P429" text:outline-level="1">Get battery level</text:h>
      <text:p text:style-name="P334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34"/>
      <text:p text:style-name="P334">Payload format:</text:p>
      <table:table table:name="Table49" table:style-name="Table49">
        <table:table-column table:style-name="Table49.A" table:number-columns-repeated="3"/>
        <table:table-row table:style-name="TableLine94770394400736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770394410992">
          <table:table-cell table:style-name="Table49.A2" office:value-type="string">
            <text:p text:style-name="P86">0</text:p>
          </table:table-cell>
          <table:table-cell table:style-name="Table49.A2" office:value-type="string">
            <text:p text:style-name="P86">0x00</text:p>
          </table:table-cell>
          <table:table-cell table:style-name="Table49.C2" office:value-type="string">
            <text:p text:style-name="P86">Command to fox</text:p>
          </table:table-cell>
        </table:table-row>
        <table:table-row table:style-name="TableLine94770394412496">
          <table:table-cell table:style-name="Table49.A2" office:value-type="string">
            <text:p text:style-name="P86">1</text:p>
          </table:table-cell>
          <table:table-cell table:style-name="Table49.A2" office:value-type="string">
            <text:p text:style-name="P86">0x<text:span text:style-name="T54">1</text:span><text:span text:style-name="T69">A</text:span></text:p>
          </table:table-cell>
          <table:table-cell table:style-name="Table49.C2" office:value-type="string">
            <text:p text:style-name="P291">Get <text:span text:style-name="T69">battery level</text:span></text:p>
          </table:table-cell>
        </table:table-row>
      </table:table>
      <text:p text:style-name="P368"/>
      <text:p text:style-name="P158">Fox will answer:</text:p>
      <table:table table:name="Table50" table:style-name="Table50">
        <table:table-column table:style-name="Table50.A" table:number-columns-repeated="3"/>
        <table:table-row table:style-name="TableLine94770394402032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770394427744">
          <table:table-cell table:style-name="Table50.A2" office:value-type="string">
            <text:p text:style-name="P86">0</text:p>
          </table:table-cell>
          <table:table-cell table:style-name="Table50.A2" office:value-type="string">
            <text:p text:style-name="P124">0x01</text:p>
          </table:table-cell>
          <table:table-cell table:style-name="Table50.C2" office:value-type="string">
            <text:p text:style-name="P124">Response to command</text:p>
          </table:table-cell>
        </table:table-row>
        <table:table-row table:style-name="TableLine94770394429248">
          <table:table-cell table:style-name="Table50.A2" office:value-type="string">
            <text:p text:style-name="P191">1</text:p>
          </table:table-cell>
          <table:table-cell table:style-name="Table50.A2" office:value-type="string">
            <text:p text:style-name="P191">0x<text:span text:style-name="T54">1</text:span><text:span text:style-name="T69">A</text:span></text:p>
          </table:table-cell>
          <table:table-cell table:style-name="Table50.C2" office:value-type="string">
            <text:p text:style-name="P300">Get <text:span text:style-name="T69">battery level</text:span></text:p>
          </table:table-cell>
        </table:table-row>
        <table:table-row table:style-name="TableLine94770394430064">
          <table:table-cell table:style-name="Table50.A2" office:value-type="string">
            <text:p text:style-name="P249">2-<text:span text:style-name="T57">5</text:span></text:p>
          </table:table-cell>
          <table:table-cell table:style-name="Table50.A2" office:value-type="string">
            <text:p text:style-name="P278"><text:span text:style-name="T66">f</text:span><text:span text:style-name="T65">loat</text:span></text:p>
          </table:table-cell>
          <table:table-cell table:style-name="Table50.C2" office:value-type="string">
            <text:p text:style-name="P302">Battery level [0-1]</text:p>
          </table:table-cell>
        </table:table-row>
      </table:table>
      <text:p text:style-name="P368"/>
      <text:h text:style-name="P430" text:outline-level="1">Get <text:span text:style-name="T70">3.5MHz antenna voltage level (ADC)</text:span></text:h>
      <text:p text:style-name="P370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35"/>
      <text:p text:style-name="P335">Payload format:</text:p>
      <table:table table:name="Table51" table:style-name="Table51">
        <table:table-column table:style-name="Table51.A" table:number-columns-repeated="3"/>
        <table:table-row table:style-name="TableLine94770394415040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770394447888">
          <table:table-cell table:style-name="Table51.A2" office:value-type="string">
            <text:p text:style-name="P87">0</text:p>
          </table:table-cell>
          <table:table-cell table:style-name="Table51.A2" office:value-type="string">
            <text:p text:style-name="P87">0x00</text:p>
          </table:table-cell>
          <table:table-cell table:style-name="Table51.C2" office:value-type="string">
            <text:p text:style-name="P87">Command to fox</text:p>
          </table:table-cell>
        </table:table-row>
        <table:table-row table:style-name="TableLine94770394449392">
          <table:table-cell table:style-name="Table51.A2" office:value-type="string">
            <text:p text:style-name="P87">1</text:p>
          </table:table-cell>
          <table:table-cell table:style-name="Table51.A2" office:value-type="string">
            <text:p text:style-name="P87">0x<text:span text:style-name="T54">1</text:span><text:span text:style-name="T71">B</text:span></text:p>
          </table:table-cell>
          <table:table-cell table:style-name="Table51.C2" office:value-type="string">
            <text:p text:style-name="P292">Get <text:span text:style-name="T71">3.5MHz antenna level (ADC)</text:span></text:p>
          </table:table-cell>
        </table:table-row>
      </table:table>
      <text:p text:style-name="P369"/>
      <text:p text:style-name="P159">Fox will answer:</text:p>
      <table:table table:name="Table52" table:style-name="Table52">
        <table:table-column table:style-name="Table52.A" table:number-columns-repeated="3"/>
        <table:table-row table:style-name="TableLine94770394439808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770394464208">
          <table:table-cell table:style-name="Table52.A2" office:value-type="string">
            <text:p text:style-name="P87">0</text:p>
          </table:table-cell>
          <table:table-cell table:style-name="Table52.A2" office:value-type="string">
            <text:p text:style-name="P125">0x01</text:p>
          </table:table-cell>
          <table:table-cell table:style-name="Table52.C2" office:value-type="string">
            <text:p text:style-name="P125">Response to command</text:p>
          </table:table-cell>
        </table:table-row>
        <table:table-row table:style-name="TableLine94770394465712">
          <table:table-cell table:style-name="Table52.A2" office:value-type="string">
            <text:p text:style-name="P192">1</text:p>
          </table:table-cell>
          <table:table-cell table:style-name="Table52.A2" office:value-type="string">
            <text:p text:style-name="P192">0x<text:span text:style-name="T54">1</text:span><text:span text:style-name="T72">B</text:span></text:p>
          </table:table-cell>
          <table:table-cell table:style-name="Table52.C2" office:value-type="string">
            <text:p text:style-name="P293">Get <text:span text:style-name="T71">3.5MHz antenna level (ADC)</text:span></text:p>
          </table:table-cell>
        </table:table-row>
        <table:table-row table:style-name="TableLine94770394466528">
          <table:table-cell table:style-name="Table52.A2" office:value-type="string">
            <text:p text:style-name="P250">2-<text:span text:style-name="T57">5</text:span></text:p>
          </table:table-cell>
          <table:table-cell table:style-name="Table52.A2" office:value-type="string">
            <text:p text:style-name="P279"><text:span text:style-name="T66">f</text:span><text:span text:style-name="T65">loat</text:span></text:p>
          </table:table-cell>
          <table:table-cell table:style-name="Table52.C2" office:value-type="string">
            <text:p text:style-name="P303">Averaged antenna voltage</text:p>
          </table:table-cell>
        </table:table-row>
      </table:table>
      <text:p text:style-name="P369"/>
      <text:h text:style-name="P431" text:outline-level="1"><text:soft-page-break/>Get <text:span text:style-name="T73">battery</text:span><text:span text:style-name="T70"> voltage level (ADC)</text:span></text:h>
      <text:p text:style-name="P371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36"/>
      <text:p text:style-name="P336">Payload format:</text:p>
      <table:table table:name="Table53" table:style-name="Table53">
        <table:table-column table:style-name="Table53.A" table:number-columns-repeated="3"/>
        <table:table-row table:style-name="TableLine94770394451936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770394484976">
          <table:table-cell table:style-name="Table53.A2" office:value-type="string">
            <text:p text:style-name="P88">0</text:p>
          </table:table-cell>
          <table:table-cell table:style-name="Table53.A2" office:value-type="string">
            <text:p text:style-name="P88">0x00</text:p>
          </table:table-cell>
          <table:table-cell table:style-name="Table53.C2" office:value-type="string">
            <text:p text:style-name="P88">Command to fox</text:p>
          </table:table-cell>
        </table:table-row>
        <table:table-row table:style-name="TableLine94770394486544">
          <table:table-cell table:style-name="Table53.A2" office:value-type="string">
            <text:p text:style-name="P88">1</text:p>
          </table:table-cell>
          <table:table-cell table:style-name="Table53.A2" office:value-type="string">
            <text:p text:style-name="P88">0x<text:span text:style-name="T54">1</text:span><text:span text:style-name="T73">C</text:span></text:p>
          </table:table-cell>
          <table:table-cell table:style-name="Table53.C2" office:value-type="string">
            <text:p text:style-name="P294">Get <text:span text:style-name="T73">battery</text:span><text:span text:style-name="T71"> level (ADC)</text:span></text:p>
          </table:table-cell>
        </table:table-row>
      </table:table>
      <text:p text:style-name="P374"/>
      <text:p text:style-name="P160">Fox will answer:</text:p>
      <table:table table:name="Table54" table:style-name="Table54">
        <table:table-column table:style-name="Table54.A" table:number-columns-repeated="3"/>
        <table:table-row table:style-name="TableLine94770394477376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770394501184">
          <table:table-cell table:style-name="Table54.A2" office:value-type="string">
            <text:p text:style-name="P88">0</text:p>
          </table:table-cell>
          <table:table-cell table:style-name="Table54.A2" office:value-type="string">
            <text:p text:style-name="P126">0x01</text:p>
          </table:table-cell>
          <table:table-cell table:style-name="Table54.C2" office:value-type="string">
            <text:p text:style-name="P126">Response to command</text:p>
          </table:table-cell>
        </table:table-row>
        <table:table-row table:style-name="TableLine94770394502688">
          <table:table-cell table:style-name="Table54.A2" office:value-type="string">
            <text:p text:style-name="P193">1</text:p>
          </table:table-cell>
          <table:table-cell table:style-name="Table54.A2" office:value-type="string">
            <text:p text:style-name="P193">0x<text:span text:style-name="T54">1</text:span><text:span text:style-name="T73">C</text:span></text:p>
          </table:table-cell>
          <table:table-cell table:style-name="Table54.C2" office:value-type="string">
            <text:p text:style-name="P294">Get <text:span text:style-name="T73">battery</text:span><text:span text:style-name="T71"> level (ADC)</text:span></text:p>
          </table:table-cell>
        </table:table-row>
        <table:table-row table:style-name="TableLine94770394503504">
          <table:table-cell table:style-name="Table54.A2" office:value-type="string">
            <text:p text:style-name="P251">2-<text:span text:style-name="T57">5</text:span></text:p>
          </table:table-cell>
          <table:table-cell table:style-name="Table54.A2" office:value-type="string">
            <text:p text:style-name="P280"><text:span text:style-name="T66">f</text:span><text:span text:style-name="T65">loat</text:span></text:p>
          </table:table-cell>
          <table:table-cell table:style-name="Table54.C2" office:value-type="string">
            <text:p text:style-name="P304">Averaged <text:span text:style-name="T73">battery</text:span> voltage</text:p>
          </table:table-cell>
        </table:table-row>
      </table:table>
      <text:p text:style-name="P374"/>
      <text:h text:style-name="P431" text:outline-level="1">Get <text:span text:style-name="T73">3.5MHz output stage power</text:span><text:span text:style-name="T70"> voltage level (ADC)</text:span></text:h>
      <text:p text:style-name="P371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36"/>
      <text:p text:style-name="P336">Payload format:</text:p>
      <table:table table:name="Table55" table:style-name="Table55">
        <table:table-column table:style-name="Table55.A" table:number-columns-repeated="3"/>
        <table:table-row table:style-name="TableLine94770393873840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770394521488">
          <table:table-cell table:style-name="Table55.A2" office:value-type="string">
            <text:p text:style-name="P88">0</text:p>
          </table:table-cell>
          <table:table-cell table:style-name="Table55.A2" office:value-type="string">
            <text:p text:style-name="P88">0x00</text:p>
          </table:table-cell>
          <table:table-cell table:style-name="Table55.C2" office:value-type="string">
            <text:p text:style-name="P88">Command to fox</text:p>
          </table:table-cell>
        </table:table-row>
        <table:table-row table:style-name="TableLine94770394523056">
          <table:table-cell table:style-name="Table55.A2" office:value-type="string">
            <text:p text:style-name="P88">1</text:p>
          </table:table-cell>
          <table:table-cell table:style-name="Table55.A2" office:value-type="string">
            <text:p text:style-name="P88">0x<text:span text:style-name="T54">1</text:span><text:span text:style-name="T73">D</text:span></text:p>
          </table:table-cell>
          <table:table-cell table:style-name="Table55.C2" office:value-type="string">
            <text:p text:style-name="P294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374"/>
      <text:p text:style-name="P160">Fox will answer:</text:p>
      <table:table table:name="Table56" table:style-name="Table56">
        <table:table-column table:style-name="Table56.A" table:number-columns-repeated="3"/>
        <table:table-row table:style-name="TableLine94770394512528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770394537328">
          <table:table-cell table:style-name="Table56.A2" office:value-type="string">
            <text:p text:style-name="P88">0</text:p>
          </table:table-cell>
          <table:table-cell table:style-name="Table56.A2" office:value-type="string">
            <text:p text:style-name="P126">0x01</text:p>
          </table:table-cell>
          <table:table-cell table:style-name="Table56.C2" office:value-type="string">
            <text:p text:style-name="P126">Response to command</text:p>
          </table:table-cell>
        </table:table-row>
        <table:table-row table:style-name="TableLine94770394538832">
          <table:table-cell table:style-name="Table56.A2" office:value-type="string">
            <text:p text:style-name="P193">1</text:p>
          </table:table-cell>
          <table:table-cell table:style-name="Table56.A2" office:value-type="string">
            <text:p text:style-name="P193">0x<text:span text:style-name="T54">1</text:span><text:span text:style-name="T74">D</text:span></text:p>
          </table:table-cell>
          <table:table-cell table:style-name="Table56.C2" office:value-type="string">
            <text:p text:style-name="P295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770394539648">
          <table:table-cell table:style-name="Table56.A2" office:value-type="string">
            <text:p text:style-name="P251">2-<text:span text:style-name="T57">5</text:span></text:p>
          </table:table-cell>
          <table:table-cell table:style-name="Table56.A2" office:value-type="string">
            <text:p text:style-name="P280"><text:span text:style-name="T66">f</text:span><text:span text:style-name="T65">loat</text:span></text:p>
          </table:table-cell>
          <table:table-cell table:style-name="Table56.C2" office:value-type="string">
            <text:p text:style-name="P304">Averaged <text:span text:style-name="T74">power source</text:span> voltage</text:p>
          </table:table-cell>
        </table:table-row>
      </table:table>
      <text:p text:style-name="P374"/>
      <text:h text:style-name="P432" text:outline-level="1">Get <text:span text:style-name="T73">battery</text:span><text:span text:style-name="T70"> voltage level</text:span></text:h>
      <text:p text:style-name="P372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37"/>
      <text:p text:style-name="P337">Payload format:</text:p>
      <table:table table:name="Table57" table:style-name="Table57">
        <table:table-column table:style-name="Table57.A" table:number-columns-repeated="3"/>
        <table:table-row table:style-name="TableLine94770394525600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770394557936">
          <table:table-cell table:style-name="Table57.A2" office:value-type="string">
            <text:p text:style-name="P89">0</text:p>
          </table:table-cell>
          <table:table-cell table:style-name="Table57.A2" office:value-type="string">
            <text:p text:style-name="P89">0x00</text:p>
          </table:table-cell>
          <table:table-cell table:style-name="Table57.C2" office:value-type="string">
            <text:p text:style-name="P89">Command to fox</text:p>
          </table:table-cell>
        </table:table-row>
        <table:table-row table:style-name="TableLine94770394559504">
          <table:table-cell table:style-name="Table57.A2" office:value-type="string">
            <text:p text:style-name="P89">1</text:p>
          </table:table-cell>
          <table:table-cell table:style-name="Table57.A2" office:value-type="string">
            <text:p text:style-name="P89">0x<text:span text:style-name="T54">1</text:span><text:span text:style-name="T75">E</text:span></text:p>
          </table:table-cell>
          <table:table-cell table:style-name="Table57.C2" office:value-type="string">
            <text:p text:style-name="P296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375"/>
      <text:p text:style-name="P161">Fox will answer:</text:p>
      <table:table table:name="Table58" table:style-name="Table58">
        <table:table-column table:style-name="Table58.A" table:number-columns-repeated="3"/>
        <table:table-row table:style-name="TableLine94770394549904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770394574896">
          <table:table-cell table:style-name="Table58.A2" office:value-type="string">
            <text:p text:style-name="P89">0</text:p>
          </table:table-cell>
          <table:table-cell table:style-name="Table58.A2" office:value-type="string">
            <text:p text:style-name="P127">0x01</text:p>
          </table:table-cell>
          <table:table-cell table:style-name="Table58.C2" office:value-type="string">
            <text:p text:style-name="P127">Response to command</text:p>
          </table:table-cell>
        </table:table-row>
        <table:table-row table:style-name="TableLine94770394576400">
          <table:table-cell table:style-name="Table58.A2" office:value-type="string">
            <text:p text:style-name="P194">1</text:p>
          </table:table-cell>
          <table:table-cell table:style-name="Table58.A2" office:value-type="string">
            <text:p text:style-name="P194">0x<text:span text:style-name="T54">1</text:span><text:span text:style-name="T75">E</text:span></text:p>
          </table:table-cell>
          <table:table-cell table:style-name="Table58.C2" office:value-type="string">
            <text:p text:style-name="P296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770394577216">
          <table:table-cell table:style-name="Table58.A2" office:value-type="string">
            <text:p text:style-name="P252">2-<text:span text:style-name="T57">5</text:span></text:p>
          </table:table-cell>
          <table:table-cell table:style-name="Table58.A2" office:value-type="string">
            <text:p text:style-name="P281"><text:span text:style-name="T66">f</text:span><text:span text:style-name="T65">loat</text:span></text:p>
          </table:table-cell>
          <table:table-cell table:style-name="Table58.C2" office:value-type="string">
            <text:p text:style-name="P305">Averaged <text:span text:style-name="T73">battery</text:span> voltage</text:p>
          </table:table-cell>
        </table:table-row>
      </table:table>
      <text:p text:style-name="P375"/>
      <text:h text:style-name="P432" text:outline-level="1">Get <text:span text:style-name="T73">3.5MHz output stage power</text:span><text:span text:style-name="T70"> voltage level</text:span></text:h>
      <text:p text:style-name="P372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37"/>
      <text:p text:style-name="P337">Payload format:</text:p>
      <table:table table:name="Table59" table:style-name="Table59">
        <table:table-column table:style-name="Table59.A" table:number-columns-repeated="3"/>
        <table:table-row table:style-name="TableLine94770394585040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770394596176">
          <table:table-cell table:style-name="Table59.A2" office:value-type="string">
            <text:p text:style-name="P89">0</text:p>
          </table:table-cell>
          <table:table-cell table:style-name="Table59.A2" office:value-type="string">
            <text:p text:style-name="P89">0x00</text:p>
          </table:table-cell>
          <table:table-cell table:style-name="Table59.C2" office:value-type="string">
            <text:p text:style-name="P89">Command to fox</text:p>
          </table:table-cell>
        </table:table-row>
        <table:table-row table:style-name="TableLine94770394597520">
          <table:table-cell table:style-name="Table59.A2" office:value-type="string">
            <text:p text:style-name="P89">1</text:p>
          </table:table-cell>
          <table:table-cell table:style-name="Table59.A2" office:value-type="string">
            <text:p text:style-name="P89">0x<text:span text:style-name="T54">1</text:span><text:span text:style-name="T76">F</text:span></text:p>
          </table:table-cell>
          <table:table-cell table:style-name="Table59.C2" office:value-type="string">
            <text:p text:style-name="P296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375"/>
      <text:p text:style-name="P161">Fox will answer:</text:p>
      <table:table table:name="Table60" table:style-name="Table60">
        <table:table-column table:style-name="Table60.A" table:number-columns-repeated="3"/>
        <table:table-row table:style-name="TableLine94770394585856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770394612000">
          <table:table-cell table:style-name="Table60.A2" office:value-type="string">
            <text:p text:style-name="P89">0</text:p>
          </table:table-cell>
          <table:table-cell table:style-name="Table60.A2" office:value-type="string">
            <text:p text:style-name="P127">0x01</text:p>
          </table:table-cell>
          <table:table-cell table:style-name="Table60.C2" office:value-type="string">
            <text:p text:style-name="P127">Response to command</text:p>
          </table:table-cell>
        </table:table-row>
        <table:table-row table:style-name="TableLine94770394613552">
          <table:table-cell table:style-name="Table60.A2" office:value-type="string">
            <text:p text:style-name="P194">1</text:p>
          </table:table-cell>
          <table:table-cell table:style-name="Table60.A2" office:value-type="string">
            <text:p text:style-name="P194">0x<text:span text:style-name="T54">1</text:span><text:span text:style-name="T76">F</text:span></text:p>
          </table:table-cell>
          <table:table-cell table:style-name="Table60.C2" office:value-type="string">
            <text:p text:style-name="P296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770394614368">
          <table:table-cell table:style-name="Table60.A2" office:value-type="string">
            <text:p text:style-name="P252">2-<text:span text:style-name="T57">5</text:span></text:p>
          </table:table-cell>
          <table:table-cell table:style-name="Table60.A2" office:value-type="string">
            <text:p text:style-name="P281"><text:span text:style-name="T66">f</text:span><text:span text:style-name="T65">loat</text:span></text:p>
          </table:table-cell>
          <table:table-cell table:style-name="Table60.C2" office:value-type="string">
            <text:p text:style-name="P305">Averaged <text:span text:style-name="T74">power source</text:span> voltage</text:p>
          </table:table-cell>
        </table:table-row>
      </table:table>
      <text:p text:style-name="P375"/>
      <text:h text:style-name="P433" text:outline-level="1">Get <text:span text:style-name="T82">last failure code</text:span></text:h>
      <text:p text:style-name="P373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38"/>
      <text:p text:style-name="P338">Payload format:</text:p>
      <table:table table:name="Table63" table:style-name="Table63">
        <table:table-column table:style-name="Table63.A" table:number-columns-repeated="3"/>
        <table:table-row table:style-name="TableLine94770394600000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4770394629008">
          <table:table-cell table:style-name="Table63.A2" office:value-type="string">
            <text:p text:style-name="P91">0</text:p>
          </table:table-cell>
          <table:table-cell table:style-name="Table63.A2" office:value-type="string">
            <text:p text:style-name="P91">0x00</text:p>
          </table:table-cell>
          <table:table-cell table:style-name="Table63.C2" office:value-type="string">
            <text:p text:style-name="P91">Command to fox</text:p>
          </table:table-cell>
        </table:table-row>
        <table:table-row table:style-name="TableLine94770394630512">
          <table:table-cell table:style-name="Table63.A2" office:value-type="string">
            <text:p text:style-name="P91">1</text:p>
          </table:table-cell>
          <table:table-cell table:style-name="Table63.A2" office:value-type="string">
            <text:p text:style-name="P91">0x<text:span text:style-name="T82">20</text:span></text:p>
          </table:table-cell>
          <table:table-cell table:style-name="Table63.C2" office:value-type="string">
            <text:p text:style-name="P297">Get <text:span text:style-name="T82">last failure code</text:span></text:p>
          </table:table-cell>
        </table:table-row>
      </table:table>
      <text:p text:style-name="P384"/>
      <text:p text:style-name="P163">Fox will answer:</text:p>
      <table:table table:name="Table64" table:style-name="Table64">
        <table:table-column table:style-name="Table64.A" table:number-columns-repeated="3"/>
        <table:table-row table:style-name="TableLine94770394620592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4770394644128">
          <table:table-cell table:style-name="Table64.A2" office:value-type="string">
            <text:p text:style-name="P91">0</text:p>
          </table:table-cell>
          <table:table-cell table:style-name="Table64.A2" office:value-type="string">
            <text:p text:style-name="P129">0x01</text:p>
          </table:table-cell>
          <table:table-cell table:style-name="Table64.C2" office:value-type="string">
            <text:p text:style-name="P129">Response to command</text:p>
          </table:table-cell>
        </table:table-row>
        <table:table-row table:style-name="TableLine94770394645632">
          <table:table-cell table:style-name="Table64.A2" office:value-type="string">
            <text:p text:style-name="P197">1</text:p>
          </table:table-cell>
          <table:table-cell table:style-name="Table64.A2" office:value-type="string">
            <text:p text:style-name="P197">0x<text:span text:style-name="T83">20</text:span></text:p>
          </table:table-cell>
          <table:table-cell table:style-name="Table64.C2" office:value-type="string">
            <text:p text:style-name="P385">Get last failure code</text:p>
          </table:table-cell>
        </table:table-row>
        <table:table-row table:style-name="TableLine94770394646448">
          <table:table-cell table:style-name="Table64.A2" office:value-type="string">
            <text:p text:style-name="P253">2-<text:span text:style-name="T57">5</text:span></text:p>
          </table:table-cell>
          <table:table-cell table:style-name="Table64.A2" office:value-type="string">
            <text:p text:style-name="P385">uint32_t</text:p>
          </table:table-cell>
          <table:table-cell table:style-name="Table64.C2" office:value-type="string">
            <text:p text:style-name="P385">Last failure code</text:p>
          </table:table-cell>
        </table:table-row>
      </table:table>
      <text:p text:style-name="P384"/>
      <text:h text:style-name="P434" text:outline-level="1">No operation</text:h>
      <text:p text:style-name="P388"><text:span text:style-name="T37">T</text:span><text:span text:style-name="T28">his command causes no operation. Execute it just to prevent fox from going to sleepmode.</text:span></text:p>
      <text:p text:style-name="P339"/>
      <text:p text:style-name="P339">Payload format:</text:p>
      <table:table table:name="Table65" table:style-name="Table65">
        <table:table-column table:style-name="Table65.A" table:number-columns-repeated="3"/>
        <table:table-row table:style-name="TableLine94770394633056">
          <table:table-cell table:style-name="Table65.A1" office:value-type="string">
            <text:p text:style-name="P44">Payload byte</text:p>
          </table:table-cell>
          <table:table-cell table:style-name="Table65.A1" office:value-type="string">
            <text:p text:style-name="P44">Value</text:p>
          </table:table-cell>
          <table:table-cell table:style-name="Table65.C1" office:value-type="string">
            <text:p text:style-name="P44">Description</text:p>
          </table:table-cell>
        </table:table-row>
        <table:table-row table:style-name="TableLine94770389862528">
          <table:table-cell table:style-name="Table65.A2" office:value-type="string">
            <text:p text:style-name="P92">0</text:p>
          </table:table-cell>
          <table:table-cell table:style-name="Table65.A2" office:value-type="string">
            <text:p text:style-name="P92">0x00</text:p>
          </table:table-cell>
          <table:table-cell table:style-name="Table65.C2" office:value-type="string">
            <text:p text:style-name="P92">Command to fox</text:p>
          </table:table-cell>
        </table:table-row>
        <table:table-row table:style-name="TableLine94770390646704">
          <table:table-cell table:style-name="Table65.A2" office:value-type="string">
            <text:p text:style-name="P92">1</text:p>
          </table:table-cell>
          <table:table-cell table:style-name="Table65.A2" office:value-type="string">
            <text:p text:style-name="P92">0x<text:span text:style-name="T82">2</text:span><text:span text:style-name="T84">1</text:span></text:p>
          </table:table-cell>
          <table:table-cell table:style-name="Table65.C2" office:value-type="string">
            <text:p text:style-name="P389">No operation</text:p>
          </table:table-cell>
        </table:table-row>
      </table:table>
      <text:p text:style-name="P387"/>
      <text:p text:style-name="P164">Fox will answer:</text:p>
      <table:table table:name="Table66" table:style-name="Table66">
        <table:table-column table:style-name="Table66.A" table:number-columns-repeated="3"/>
        <table:table-row table:style-name="TableLine94770394654160">
          <table:table-cell table:style-name="Table66.A1" office:value-type="string">
            <text:p text:style-name="P44">Payload byte</text:p>
          </table:table-cell>
          <table:table-cell table:style-name="Table66.A1" office:value-type="string">
            <text:p text:style-name="P44">Value</text:p>
          </table:table-cell>
          <table:table-cell table:style-name="Table66.C1" office:value-type="string">
            <text:p text:style-name="P44">Description</text:p>
          </table:table-cell>
        </table:table-row>
        <table:table-row table:style-name="TableLine94770390658656">
          <table:table-cell table:style-name="Table66.A2" office:value-type="string">
            <text:p text:style-name="P92">0</text:p>
          </table:table-cell>
          <table:table-cell table:style-name="Table66.A2" office:value-type="string">
            <text:p text:style-name="P130">0x01</text:p>
          </table:table-cell>
          <table:table-cell table:style-name="Table66.C2" office:value-type="string">
            <text:p text:style-name="P130">Response to command</text:p>
          </table:table-cell>
        </table:table-row>
        <table:table-row table:style-name="TableLine94770390660160">
          <table:table-cell table:style-name="Table66.A2" office:value-type="string">
            <text:p text:style-name="P198">1</text:p>
          </table:table-cell>
          <table:table-cell table:style-name="Table66.A2" office:value-type="string">
            <text:p text:style-name="P198">0x<text:span text:style-name="T83">2</text:span><text:span text:style-name="T84">1</text:span></text:p>
          </table:table-cell>
          <table:table-cell table:style-name="Table66.C2" office:value-type="string">
            <text:p text:style-name="P389">No operation</text:p>
          </table:table-cell>
        </table:table-row>
      </table:table>
      <text:p text:style-name="P387"/>
      <text:h text:style-name="P435" text:outline-level="1">Get identification data</text:h>
      <text:p text:style-name="P393">This command causes fox to identify herself.</text:p>
      <text:p text:style-name="P340"/>
      <text:p text:style-name="P340">Payload format:</text:p>
      <table:table table:name="Table68" table:style-name="Table68">
        <table:table-column table:style-name="Table68.A" table:number-columns-repeated="3"/>
        <table:table-row table:style-name="TableLine94770390649568">
          <table:table-cell table:style-name="Table68.A1" office:value-type="string">
            <text:p text:style-name="P46">Payload byte</text:p>
          </table:table-cell>
          <table:table-cell table:style-name="Table68.A1" office:value-type="string">
            <text:p text:style-name="P46">Value</text:p>
          </table:table-cell>
          <table:table-cell table:style-name="Table68.C1" office:value-type="string">
            <text:p text:style-name="P46">Description</text:p>
          </table:table-cell>
        </table:table-row>
        <table:table-row table:style-name="TableLine94770390677520">
          <table:table-cell table:style-name="Table68.A2" office:value-type="string">
            <text:p text:style-name="P94">0</text:p>
          </table:table-cell>
          <table:table-cell table:style-name="Table68.A2" office:value-type="string">
            <text:p text:style-name="P94">0x00</text:p>
          </table:table-cell>
          <table:table-cell table:style-name="Table68.C2" office:value-type="string">
            <text:p text:style-name="P94">Command to fox</text:p>
          </table:table-cell>
        </table:table-row>
        <table:table-row table:style-name="TableLine94770390679024">
          <table:table-cell table:style-name="Table68.A2" office:value-type="string">
            <text:p text:style-name="P94">1</text:p>
          </table:table-cell>
          <table:table-cell table:style-name="Table68.A2" office:value-type="string">
            <text:p text:style-name="P94">0x<text:span text:style-name="T82">2</text:span><text:span text:style-name="T86">2</text:span></text:p>
          </table:table-cell>
          <table:table-cell table:style-name="Table68.C2" office:value-type="string">
            <text:p text:style-name="P395">Get identification data</text:p>
          </table:table-cell>
        </table:table-row>
      </table:table>
      <text:p text:style-name="P394"/>
      <text:p text:style-name="P165">Fox will answer:</text:p>
      <table:table table:name="Table69" table:style-name="Table69">
        <table:table-column table:style-name="Table69.A" table:number-columns-repeated="3"/>
        <table:table-row table:style-name="TableLine94770390667392">
          <table:table-cell table:style-name="Table69.A1" office:value-type="string">
            <text:p text:style-name="P46">Payload byte</text:p>
          </table:table-cell>
          <table:table-cell table:style-name="Table69.A1" office:value-type="string">
            <text:p text:style-name="P46">Value</text:p>
          </table:table-cell>
          <table:table-cell table:style-name="Table69.C1" office:value-type="string">
            <text:p text:style-name="P46">Description</text:p>
          </table:table-cell>
        </table:table-row>
        <table:table-row table:style-name="TableLine94770390712784">
          <table:table-cell table:style-name="Table69.A2" office:value-type="string">
            <text:p text:style-name="P94">0</text:p>
          </table:table-cell>
          <table:table-cell table:style-name="Table69.A2" office:value-type="string">
            <text:p text:style-name="P132">0x01</text:p>
          </table:table-cell>
          <table:table-cell table:style-name="Table69.C2" office:value-type="string">
            <text:p text:style-name="P132">Response to command</text:p>
          </table:table-cell>
        </table:table-row>
        <table:table-row table:style-name="TableLine94770390714288">
          <table:table-cell table:style-name="Table69.A2" office:value-type="string">
            <text:p text:style-name="P200">1</text:p>
          </table:table-cell>
          <table:table-cell table:style-name="Table69.A2" office:value-type="string">
            <text:p text:style-name="P200">0x<text:span text:style-name="T83">2</text:span><text:span text:style-name="T86">2</text:span></text:p>
          </table:table-cell>
          <table:table-cell table:style-name="Table69.C2" office:value-type="string">
            <text:p text:style-name="P395">Get identification data</text:p>
          </table:table-cell>
        </table:table-row>
        <table:table-row table:style-name="TableLine94770390715104">
          <table:table-cell table:style-name="Table69.A2" office:value-type="string">
            <text:p text:style-name="P395">2-5</text:p>
          </table:table-cell>
          <table:table-cell table:style-name="Table69.A2" office:value-type="string">
            <text:p text:style-name="P395">uint32_t</text:p>
          </table:table-cell>
          <table:table-cell table:style-name="Table69.C2" office:value-type="string">
            <text:p text:style-name="P395">Signature. Must be 0xF055AF06 if this device is a fox</text:p>
          </table:table-cell>
        </table:table-row>
        <table:table-row table:style-name="TableLine94770390716048">
          <table:table-cell table:style-name="Table69.A2" office:value-type="string">
            <text:p text:style-name="P397">6-7</text:p>
          </table:table-cell>
          <table:table-cell table:style-name="Table69.A2" office:value-type="string">
            <text:p text:style-name="P397">uint16_t</text:p>
          </table:table-cell>
          <table:table-cell table:style-name="Table69.C2" office:value-type="string">
            <text:p text:style-name="P397">Protocol version, must be 0x01</text:p>
          </table:table-cell>
        </table:table-row>
        <table:table-row table:style-name="TableLine94770390717104">
          <table:table-cell table:style-name="Table69.A2" office:value-type="string">
            <text:p text:style-name="P395"><text:span text:style-name="T87">8</text:span>-<text:span text:style-name="T87">9</text:span></text:p>
          </table:table-cell>
          <table:table-cell table:style-name="Table69.A2" office:value-type="string">
            <text:p text:style-name="P395">uint16_t</text:p>
          </table:table-cell>
          <table:table-cell table:style-name="Table69.C2" office:value-type="string">
            <text:p text:style-name="P395">Hardware revision</text:p>
          </table:table-cell>
        </table:table-row>
        <table:table-row table:style-name="TableLine94770390718304">
          <table:table-cell table:style-name="Table69.A2" office:value-type="string">
            <text:p text:style-name="P395"><text:span text:style-name="T87">10</text:span>-<text:span text:style-name="T87">11</text:span></text:p>
          </table:table-cell>
          <table:table-cell table:style-name="Table69.A2" office:value-type="string">
            <text:p text:style-name="P395">uint16_t</text:p>
          </table:table-cell>
          <table:table-cell table:style-name="Table69.C2" office:value-type="string">
            <text:p text:style-name="P395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770390719280">
          <table:table-cell table:style-name="Table69.A2" office:value-type="string">
            <text:p text:style-name="P396">1<text:span text:style-name="T87">2-15</text:span></text:p>
          </table:table-cell>
          <table:table-cell table:style-name="Table69.A2" office:value-type="string">
            <text:p text:style-name="P396">uint32_t</text:p>
          </table:table-cell>
          <table:table-cell table:style-name="Table69.C2" office:value-type="string">
            <text:p text:style-name="P396">Fox serial number.</text:p>
          </table:table-cell>
        </table:table-row>
      </table:table>
      <text:p text:style-name="P394"/>
      <text:p text:style-name="P387"/>
      <text:h text:style-name="P400" text:outline-level="1">Fox armed event</text:h>
      <text:p text:style-name="P376">This is an event, signalizing that fox is successfully <text:span text:style-name="T78">armed.</text:span></text:p>
      <text:p text:style-name="P378"/>
      <table:table table:name="Table61" table:style-name="Table61">
        <table:table-column table:style-name="Table61.A" table:number-columns-repeated="3"/>
        <table:table-row table:style-name="TableLine94770390689600">
          <table:table-cell table:style-name="Table61.A1" office:value-type="string">
            <text:p text:style-name="P42">Payload byte</text:p>
          </table:table-cell>
          <table:table-cell table:style-name="Table61.A1" office:value-type="string">
            <text:p text:style-name="P42">Value</text:p>
          </table:table-cell>
          <table:table-cell table:style-name="Table61.C1" office:value-type="string">
            <text:p text:style-name="P42">Description</text:p>
          </table:table-cell>
        </table:table-row>
        <table:table-row table:style-name="TableLine94770390732352">
          <table:table-cell table:style-name="Table61.A2" office:value-type="string">
            <text:p text:style-name="P90">0</text:p>
          </table:table-cell>
          <table:table-cell table:style-name="Table61.A2" office:value-type="string">
            <text:p text:style-name="P128">0x0<text:span text:style-name="T78">2</text:span></text:p>
          </table:table-cell>
          <table:table-cell table:style-name="Table61.C2" office:value-type="string">
            <text:p text:style-name="P306">Event</text:p>
          </table:table-cell>
        </table:table-row>
        <table:table-row table:style-name="TableLine94770390733856">
          <table:table-cell table:style-name="Table61.A2" office:value-type="string">
            <text:p text:style-name="P195">1</text:p>
          </table:table-cell>
          <table:table-cell table:style-name="Table61.A2" office:value-type="string">
            <text:p text:style-name="P195">0x<text:span text:style-name="T79">01</text:span></text:p>
          </table:table-cell>
          <table:table-cell table:style-name="Table61.C2" office:value-type="string">
            <text:p text:style-name="P306">Fox is armed</text:p>
          </table:table-cell>
        </table:table-row>
      </table:table>
      <text:p text:style-name="P378"/>
      <text:h text:style-name="P436" text:outline-level="1">Antenna matching measurement event</text:h>
      <text:p text:style-name="P377">This is an event <text:span text:style-name="T78">with information on antenna matching measurement. This events are generated during arming process when fox is in 3.5MHz mode.</text:span></text:p>
      <text:p text:style-name="P378"/>
      <table:table table:name="Table62" table:style-name="Table62">
        <table:table-column table:style-name="Table62.A" table:number-columns-repeated="3"/>
        <table:table-row table:style-name="TableLine94770390725200">
          <table:table-cell table:style-name="Table62.A1" office:value-type="string">
            <text:p text:style-name="P42">Payload byte</text:p>
          </table:table-cell>
          <table:table-cell table:style-name="Table62.A1" office:value-type="string">
            <text:p text:style-name="P42">Value</text:p>
          </table:table-cell>
          <table:table-cell table:style-name="Table62.C1" office:value-type="string">
            <text:p text:style-name="P42">Description</text:p>
          </table:table-cell>
        </table:table-row>
        <table:table-row table:style-name="TableLine94770390752528">
          <table:table-cell table:style-name="Table62.A2" office:value-type="string">
            <text:p text:style-name="P90">0</text:p>
          </table:table-cell>
          <table:table-cell table:style-name="Table62.A2" office:value-type="string">
            <text:p text:style-name="P128">0x0<text:span text:style-name="T78">2</text:span></text:p>
          </table:table-cell>
          <table:table-cell table:style-name="Table62.C2" office:value-type="string">
            <text:p text:style-name="P306">Event</text:p>
          </table:table-cell>
        </table:table-row>
        <table:table-row table:style-name="TableLine94770390754032">
          <table:table-cell table:style-name="Table62.A2" office:value-type="string">
            <text:p text:style-name="P195">1</text:p>
          </table:table-cell>
          <table:table-cell table:style-name="Table62.A2" office:value-type="string">
            <text:p text:style-name="P196">0x<text:span text:style-name="T79">02</text:span></text:p>
          </table:table-cell>
          <table:table-cell table:style-name="Table62.C2" office:value-type="string">
            <text:p text:style-name="P306">Antenna matching measurement</text:p>
          </table:table-cell>
        </table:table-row>
        <table:table-row table:style-name="TableLine94770390754848">
          <table:table-cell table:style-name="Table62.A2" office:value-type="string">
            <text:p text:style-name="P306">2</text:p>
          </table:table-cell>
          <table:table-cell table:style-name="Table62.A2" office:value-type="string">
            <text:p text:style-name="P306">uint8_t</text:p>
          </table:table-cell>
          <table:table-cell table:style-name="Table62.C2" office:value-type="string">
            <text:p text:style-name="P306">Antenna matching position</text:p>
          </table:table-cell>
        </table:table-row>
        <table:table-row table:style-name="TableLine94770390755792">
          <table:table-cell table:style-name="Table62.A2" office:value-type="string">
            <text:p text:style-name="P306">3-6</text:p>
          </table:table-cell>
          <table:table-cell table:style-name="Table62.A2" office:value-type="string">
            <text:p text:style-name="P306">float</text:p>
          </table:table-cell>
          <table:table-cell table:style-name="Table62.C2" office:value-type="string">
            <text:p text:style-name="P306">Antenna voltage for this position</text:p>
          </table:table-cell>
        </table:table-row>
      </table:table>
      <text:p text:style-name="P378"/>
      <text:h text:style-name="P404" text:outline-level="1"><text:span text:style-name="T13">Entering sleepmode</text:span> event</text:h>
      <text:p text:style-name="P391">This is an event, signalizing that fox is going to sleepmode immediately after it. Control software have to drop connection after it.</text:p>
      <text:p text:style-name="P390"/>
      <table:table table:name="Table67" table:style-name="Table67">
        <table:table-column table:style-name="Table67.A" table:number-columns-repeated="3"/>
        <table:table-row table:style-name="TableLine94770390721552">
          <table:table-cell table:style-name="Table67.A1" office:value-type="string">
            <text:p text:style-name="P45">Payload byte</text:p>
          </table:table-cell>
          <table:table-cell table:style-name="Table67.A1" office:value-type="string">
            <text:p text:style-name="P45">Value</text:p>
          </table:table-cell>
          <table:table-cell table:style-name="Table67.C1" office:value-type="string">
            <text:p text:style-name="P45">Description</text:p>
          </table:table-cell>
        </table:table-row>
        <table:table-row table:style-name="TableLine94770390772384">
          <table:table-cell table:style-name="Table67.A2" office:value-type="string">
            <text:p text:style-name="P93">0</text:p>
          </table:table-cell>
          <table:table-cell table:style-name="Table67.A2" office:value-type="string">
            <text:p text:style-name="P131">0x0<text:span text:style-name="T78">2</text:span></text:p>
          </table:table-cell>
          <table:table-cell table:style-name="Table67.C2" office:value-type="string">
            <text:p text:style-name="P307">Event</text:p>
          </table:table-cell>
        </table:table-row>
        <table:table-row table:style-name="TableLine94770390773888">
          <table:table-cell table:style-name="Table67.A2" office:value-type="string">
            <text:p text:style-name="P199">1</text:p>
          </table:table-cell>
          <table:table-cell table:style-name="Table67.A2" office:value-type="string">
            <text:p text:style-name="P199">0x<text:span text:style-name="T79">0</text:span><text:span text:style-name="T85">3</text:span></text:p>
          </table:table-cell>
          <table:table-cell table:style-name="Table67.C2" office:value-type="string">
            <text:p text:style-name="P392">Entering sleepmode</text:p>
          </table:table-cell>
        </table:table-row>
      </table:table>
      <text:p text:style-name="P390"/>
      <text:h text:style-name="P406" text:outline-level="1"/>
      <text:h text:style-name="P405" text:outline-level="1">Fox <text:span text:style-name="T88">arming initiated</text:span></text:h>
      <text:p text:style-name="P439">This is an event, signalizing that fox <text:span text:style-name="T88">arming is initiated</text:span><text:span text:style-name="T78">.</text:span></text:p>
      <text:p text:style-name="P440"/>
      <table:table table:name="Table70" table:style-name="Table70">
        <table:table-column table:style-name="Table70.A" table:number-columns-repeated="3"/>
        <table:table-row table:style-name="TableLine94770458949744">
          <table:table-cell table:style-name="Table70.A1" office:value-type="string">
            <text:p text:style-name="P442">Payload byte</text:p>
          </table:table-cell>
          <table:table-cell table:style-name="Table70.A1" office:value-type="string">
            <text:p text:style-name="P442">Value</text:p>
          </table:table-cell>
          <table:table-cell table:style-name="Table70.C1" office:value-type="string">
            <text:p text:style-name="P442">Description</text:p>
          </table:table-cell>
        </table:table-row>
        <table:table-row table:style-name="TableLine94770458591504">
          <table:table-cell table:style-name="Table70.A2" office:value-type="string">
            <text:p text:style-name="P443">0</text:p>
          </table:table-cell>
          <table:table-cell table:style-name="Table70.A2" office:value-type="string">
            <text:p text:style-name="P444">0x0<text:span text:style-name="T78">2</text:span></text:p>
          </table:table-cell>
          <table:table-cell table:style-name="Table70.C2" office:value-type="string">
            <text:p text:style-name="P445">Event</text:p>
          </table:table-cell>
        </table:table-row>
        <table:table-row table:style-name="TableLine94770345902784">
          <table:table-cell table:style-name="Table70.A2" office:value-type="string">
            <text:p text:style-name="P446">1</text:p>
          </table:table-cell>
          <table:table-cell table:style-name="Table70.A2" office:value-type="string">
            <text:p text:style-name="P446">0x<text:span text:style-name="T79">0</text:span><text:span text:style-name="T88">4</text:span></text:p>
          </table:table-cell>
          <table:table-cell table:style-name="Table70.C2" office:value-type="string">
            <text:p text:style-name="P447">Fox arming initiated</text:p>
          </table:table-cell>
        </table:table-row>
      </table:table>
      <text:p text:style-name="P440"/>
      <text:p text:style-name="P347"/>
      <text:p text:style-name="P3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4.1$Linux_X86_64 LibreOffice_project/20$Build-1</meta:generator>
    <dc:date>2021-12-19T03:08:36.298967387</dc:date>
    <meta:editing-duration>PT7H30M9S</meta:editing-duration>
    <meta:editing-cycles>105</meta:editing-cycles>
    <meta:document-statistic meta:table-count="76" meta:image-count="0" meta:object-count="0" meta:page-count="21" meta:paragraph-count="1139" meta:word-count="3161" meta:character-count="17181" meta:non-whitespace-character-count="15135"/>
  </office:meta>
</office:document-meta>
</file>